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681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2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_consum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z_m</text:p>
          </table:table-cell>
          <table:table-cell office:value-type="string" calcext:value-type="string">
            <text:p>initial_energy_J</text:p>
          </table:table-cell>
          <table:table-cell office:value-type="string" calcext:value-type="string">
            <text:p>remaining_energy_J</text:p>
          </table:table-cell>
          <table:table-cell office:value-type="string" calcext:value-type="string">
            <text:p>consumed_energy_J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3" calcext:value-type="float">
            <text:p>9999.653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2" calcext:value-type="float">
            <text:p>9999.722</text:p>
          </table:table-cell>
          <table:table-cell office:value-type="float" office:value="0.278" calcext:value-type="float">
            <text:p>0.2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1" calcext:value-type="float">
            <text:p>9999.331</text:p>
          </table:table-cell>
          <table:table-cell office:value-type="float" office:value="0.669" calcext:value-type="float">
            <text:p>0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1" calcext:value-type="float">
            <text:p>9999.861</text:p>
          </table:table-cell>
          <table:table-cell office:value-type="float" office:value="0.139" calcext:value-type="float">
            <text:p>0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" calcext:value-type="float">
            <text:p>9998.7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1" calcext:value-type="float">
            <text:p>9999.861</text:p>
          </table:table-cell>
          <table:table-cell office:value-type="float" office:value="0.139" calcext:value-type="float">
            <text:p>0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4" calcext:value-type="float">
            <text:p>9999.354</text:p>
          </table:table-cell>
          <table:table-cell office:value-type="float" office:value="0.646" calcext:value-type="float">
            <text:p>0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4" calcext:value-type="float">
            <text:p>9999.584</text:p>
          </table:table-cell>
          <table:table-cell office:value-type="float" office:value="0.416" calcext:value-type="float">
            <text:p>0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3" calcext:value-type="float">
            <text:p>9999.723</text:p>
          </table:table-cell>
          <table:table-cell office:value-type="float" office:value="0.277" calcext:value-type="float">
            <text:p>0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" calcext:value-type="float">
            <text:p>9999.56</text:p>
          </table:table-cell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7" calcext:value-type="float">
            <text:p>9999.607</text:p>
          </table:table-cell>
          <table:table-cell office:value-type="float" office:value="0.393" calcext:value-type="float">
            <text:p>0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" calcext:value-type="float">
            <text:p>9999.63</text:p>
          </table:table-cell>
          <table:table-cell office:value-type="float" office:value="0.37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" calcext:value-type="float">
            <text:p>9998.7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3" calcext:value-type="float">
            <text:p>9999.723</text:p>
          </table:table-cell>
          <table:table-cell office:value-type="float" office:value="0.277" calcext:value-type="float">
            <text:p>0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38" calcext:value-type="float">
            <text:p>9999.838</text:p>
          </table:table-cell>
          <table:table-cell office:value-type="float" office:value="0.162" calcext:value-type="float">
            <text:p>0.1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15" calcext:value-type="float">
            <text:p>9999.815</text:p>
          </table:table-cell>
          <table:table-cell office:value-type="float" office:value="0.185" calcext:value-type="float">
            <text:p>0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2" calcext:value-type="float">
            <text:p>9999.422</text:p>
          </table:table-cell>
          <table:table-cell office:value-type="float" office:value="0.578" calcext:value-type="float">
            <text:p>0.5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3" calcext:value-type="float">
            <text:p>9999.723</text:p>
          </table:table-cell>
          <table:table-cell office:value-type="float" office:value="0.277" calcext:value-type="float">
            <text:p>0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5" calcext:value-type="float">
            <text:p>9999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" calcext:value-type="float">
            <text:p>9998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7" calcext:value-type="float">
            <text:p>9999.467</text:p>
          </table:table-cell>
          <table:table-cell office:value-type="float" office:value="0.533" calcext:value-type="float">
            <text:p>0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7" calcext:value-type="float">
            <text:p>9998.57</text:p>
          </table:table-cell>
          <table:table-cell office:value-type="float" office:value="1.43" calcext:value-type="float">
            <text:p>1.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" calcext:value-type="float">
            <text:p>9998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61" calcext:value-type="float">
            <text:p>9998.661</text:p>
          </table:table-cell>
          <table:table-cell office:value-type="float" office:value="1.339" calcext:value-type="float">
            <text:p>1.3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6" calcext:value-type="float">
            <text:p>9999.746</text:p>
          </table:table-cell>
          <table:table-cell office:value-type="float" office:value="0.254" calcext:value-type="float">
            <text:p>0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01" calcext:value-type="float">
            <text:p>9997.401</text:p>
          </table:table-cell>
          <table:table-cell office:value-type="float" office:value="2.599" calcext:value-type="float">
            <text:p>2.5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6" calcext:value-type="float">
            <text:p>9999.746</text:p>
          </table:table-cell>
          <table:table-cell office:value-type="float" office:value="0.254" calcext:value-type="float">
            <text:p>0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7" calcext:value-type="float">
            <text:p>9998.707</text:p>
          </table:table-cell>
          <table:table-cell office:value-type="float" office:value="1.293" calcext:value-type="float">
            <text:p>1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7" calcext:value-type="float">
            <text:p>9999.167</text:p>
          </table:table-cell>
          <table:table-cell office:value-type="float" office:value="0.833" calcext:value-type="float">
            <text:p>0.8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" calcext:value-type="float">
            <text:p>9998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1" calcext:value-type="float">
            <text:p>9999.121</text:p>
          </table:table-cell>
          <table:table-cell office:value-type="float" office:value="0.879" calcext:value-type="float">
            <text:p>0.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4" calcext:value-type="float">
            <text:p>9999.214</text:p>
          </table:table-cell>
          <table:table-cell office:value-type="float" office:value="0.786" calcext:value-type="float">
            <text:p>0.7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6" calcext:value-type="float">
            <text:p>9999.26</text:p>
          </table:table-cell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7" calcext:value-type="float">
            <text:p>9998.777</text:p>
          </table:table-cell>
          <table:table-cell office:value-type="float" office:value="1.223" calcext:value-type="float">
            <text:p>1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01" calcext:value-type="float">
            <text:p>9997.401</text:p>
          </table:table-cell>
          <table:table-cell office:value-type="float" office:value="2.599" calcext:value-type="float">
            <text:p>2.5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76" calcext:value-type="float">
            <text:p>9999.676</text:p>
          </table:table-cell>
          <table:table-cell office:value-type="float" office:value="0.324" calcext:value-type="float">
            <text:p>0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" calcext:value-type="float">
            <text:p>9999.63</text:p>
          </table:table-cell>
          <table:table-cell office:value-type="float" office:value="0.37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7" calcext:value-type="float">
            <text:p>9998.727</text:p>
          </table:table-cell>
          <table:table-cell office:value-type="float" office:value="1.273" calcext:value-type="float">
            <text:p>1.2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8" calcext:value-type="float">
            <text:p>9999.098</text:p>
          </table:table-cell>
          <table:table-cell office:value-type="float" office:value="0.902" calcext:value-type="float">
            <text:p>0.9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" calcext:value-type="float">
            <text:p>9998.2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2" calcext:value-type="float">
            <text:p>9999.212</text:p>
          </table:table-cell>
          <table:table-cell office:value-type="float" office:value="0.788" calcext:value-type="float">
            <text:p>0.7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" calcext:value-type="float">
            <text:p>9998.2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91" calcext:value-type="float">
            <text:p>9997.991</text:p>
          </table:table-cell>
          <table:table-cell office:value-type="float" office:value="2.009" calcext:value-type="float">
            <text:p>2.0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7" calcext:value-type="float">
            <text:p>9999.607</text:p>
          </table:table-cell>
          <table:table-cell office:value-type="float" office:value="0.393" calcext:value-type="float">
            <text:p>0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01" calcext:value-type="float">
            <text:p>9996.101</text:p>
          </table:table-cell>
          <table:table-cell office:value-type="float" office:value="3.899" calcext:value-type="float">
            <text:p>3.8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1" calcext:value-type="float">
            <text:p>9999.631</text:p>
          </table:table-cell>
          <table:table-cell office:value-type="float" office:value="0.369" calcext:value-type="float">
            <text:p>0.3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61" calcext:value-type="float">
            <text:p>9998.061</text:p>
          </table:table-cell>
          <table:table-cell office:value-type="float" office:value="1.939" calcext:value-type="float">
            <text:p>1.9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1" calcext:value-type="float">
            <text:p>9998.751</text:p>
          </table:table-cell>
          <table:table-cell office:value-type="float" office:value="1.249" calcext:value-type="float">
            <text:p>1.2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" calcext:value-type="float">
            <text:p>9998.2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9" calcext:value-type="float">
            <text:p>9999.169</text:p>
          </table:table-cell>
          <table:table-cell office:value-type="float" office:value="0.831" calcext:value-type="float">
            <text:p>0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1" calcext:value-type="float">
            <text:p>9998.681</text:p>
          </table:table-cell>
          <table:table-cell office:value-type="float" office:value="1.319" calcext:value-type="float">
            <text:p>1.3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1" calcext:value-type="float">
            <text:p>9998.821</text:p>
          </table:table-cell>
          <table:table-cell office:value-type="float" office:value="1.179" calcext:value-type="float">
            <text:p>1.1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9" calcext:value-type="float">
            <text:p>9998.89</text:p>
          </table:table-cell>
          <table:table-cell office:value-type="float" office:value="1.11" calcext:value-type="float">
            <text:p>1.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7" calcext:value-type="float">
            <text:p>9998.177</text:p>
          </table:table-cell>
          <table:table-cell office:value-type="float" office:value="1.823" calcext:value-type="float">
            <text:p>1.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01" calcext:value-type="float">
            <text:p>9996.101</text:p>
          </table:table-cell>
          <table:table-cell office:value-type="float" office:value="3.899" calcext:value-type="float">
            <text:p>3.8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9" calcext:value-type="float">
            <text:p>9999.169</text:p>
          </table:table-cell>
          <table:table-cell office:value-type="float" office:value="0.831" calcext:value-type="float">
            <text:p>0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4" calcext:value-type="float">
            <text:p>9999.514</text:p>
          </table:table-cell>
          <table:table-cell office:value-type="float" office:value="0.486" calcext:value-type="float">
            <text:p>0.4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5" calcext:value-type="float">
            <text:p>9999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4" calcext:value-type="float">
            <text:p>9998.054</text:p>
          </table:table-cell>
          <table:table-cell office:value-type="float" office:value="1.946" calcext:value-type="float">
            <text:p>1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9" calcext:value-type="float">
            <text:p>9999.169</text:p>
          </table:table-cell>
          <table:table-cell office:value-type="float" office:value="0.831" calcext:value-type="float">
            <text:p>0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9" calcext:value-type="float">
            <text:p>9998.89</text:p>
          </table:table-cell>
          <table:table-cell office:value-type="float" office:value="1.11" calcext:value-type="float">
            <text:p>1.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65" calcext:value-type="float">
            <text:p>9998.865</text:p>
          </table:table-cell>
          <table:table-cell office:value-type="float" office:value="1.135" calcext:value-type="float">
            <text:p>1.1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7" calcext:value-type="float">
            <text:p>9997.047</text:p>
          </table:table-cell>
          <table:table-cell office:value-type="float" office:value="2.953" calcext:value-type="float">
            <text:p>2.9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05" calcext:value-type="float">
            <text:p>9997.505</text:p>
          </table:table-cell>
          <table:table-cell office:value-type="float" office:value="2.495" calcext:value-type="float">
            <text:p>2.4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2" calcext:value-type="float">
            <text:p>9999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2" calcext:value-type="float">
            <text:p>9994.802</text:p>
          </table:table-cell>
          <table:table-cell office:value-type="float" office:value="5.198" calcext:value-type="float">
            <text:p>5.1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5" calcext:value-type="float">
            <text:p>9999.515</text:p>
          </table:table-cell>
          <table:table-cell office:value-type="float" office:value="0.485" calcext:value-type="float">
            <text:p>0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9" calcext:value-type="float">
            <text:p>9997.299</text:p>
          </table:table-cell>
          <table:table-cell office:value-type="float" office:value="2.701" calcext:value-type="float">
            <text:p>2.7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8" calcext:value-type="float">
            <text:p>9998.128</text:p>
          </table:table-cell>
          <table:table-cell office:value-type="float" office:value="1.872" calcext:value-type="float">
            <text:p>1.8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9" calcext:value-type="float">
            <text:p>9997.439</text:p>
          </table:table-cell>
          <table:table-cell office:value-type="float" office:value="2.561" calcext:value-type="float">
            <text:p>2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9" calcext:value-type="float">
            <text:p>9998.569</text:p>
          </table:table-cell>
          <table:table-cell office:value-type="float" office:value="1.431" calcext:value-type="float">
            <text:p>1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1" calcext:value-type="float">
            <text:p>9998.081</text:p>
          </table:table-cell>
          <table:table-cell office:value-type="float" office:value="1.919" calcext:value-type="float">
            <text:p>1.9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4" calcext:value-type="float">
            <text:p>9998.174</text:p>
          </table:table-cell>
          <table:table-cell office:value-type="float" office:value="1.826" calcext:value-type="float">
            <text:p>1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9" calcext:value-type="float">
            <text:p>9998.29</text:p>
          </table:table-cell>
          <table:table-cell office:value-type="float" office:value="1.71" calcext:value-type="float">
            <text:p>1.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15" calcext:value-type="float">
            <text:p>9997.415</text:p>
          </table:table-cell>
          <table:table-cell office:value-type="float" office:value="2.585" calcext:value-type="float">
            <text:p>2.5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2" calcext:value-type="float">
            <text:p>9994.802</text:p>
          </table:table-cell>
          <table:table-cell office:value-type="float" office:value="5.198" calcext:value-type="float">
            <text:p>5.1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4" calcext:value-type="float">
            <text:p>9999.054</text:p>
          </table:table-cell>
          <table:table-cell office:value-type="float" office:value="0.946" calcext:value-type="float">
            <text:p>0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9" calcext:value-type="float">
            <text:p>9999.399</text:p>
          </table:table-cell>
          <table:table-cell office:value-type="float" office:value="0.601" calcext:value-type="float">
            <text:p>0.6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29" calcext:value-type="float">
            <text:p>9999.329</text:p>
          </table:table-cell>
          <table:table-cell office:value-type="float" office:value="0.671" calcext:value-type="float">
            <text:p>0.6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58" calcext:value-type="float">
            <text:p>9997.358</text:p>
          </table:table-cell>
          <table:table-cell office:value-type="float" office:value="2.642" calcext:value-type="float">
            <text:p>2.6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4" calcext:value-type="float">
            <text:p>9999.054</text:p>
          </table:table-cell>
          <table:table-cell office:value-type="float" office:value="0.946" calcext:value-type="float">
            <text:p>0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59" calcext:value-type="float">
            <text:p>9998.659</text:p>
          </table:table-cell>
          <table:table-cell office:value-type="float" office:value="1.341" calcext:value-type="float">
            <text:p>1.3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46" calcext:value-type="float">
            <text:p>9997.646</text:p>
          </table:table-cell>
          <table:table-cell office:value-type="float" office:value="2.354" calcext:value-type="float">
            <text:p>2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5" calcext:value-type="float">
            <text:p>9998.215</text:p>
          </table:table-cell>
          <table:table-cell office:value-type="float" office:value="1.785" calcext:value-type="float">
            <text:p>1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85" calcext:value-type="float">
            <text:p>9996.285</text:p>
          </table:table-cell>
          <table:table-cell office:value-type="float" office:value="3.715" calcext:value-type="float">
            <text:p>3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46" calcext:value-type="float">
            <text:p>9997.646</text:p>
          </table:table-cell>
          <table:table-cell office:value-type="float" office:value="2.354" calcext:value-type="float">
            <text:p>2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19" calcext:value-type="float">
            <text:p>9997.019</text:p>
          </table:table-cell>
          <table:table-cell office:value-type="float" office:value="2.981" calcext:value-type="float">
            <text:p>2.9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7" calcext:value-type="float">
            <text:p>9999.307</text:p>
          </table:table-cell>
          <table:table-cell office:value-type="float" office:value="0.693" calcext:value-type="float">
            <text:p>0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02" calcext:value-type="float">
            <text:p>9993.502</text:p>
          </table:table-cell>
          <table:table-cell office:value-type="float" office:value="6.498" calcext:value-type="float">
            <text:p>6.4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8" calcext:value-type="float">
            <text:p>9996.538</text:p>
          </table:table-cell>
          <table:table-cell office:value-type="float" office:value="3.462" calcext:value-type="float">
            <text:p>3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04" calcext:value-type="float">
            <text:p>9997.504</text:p>
          </table:table-cell>
          <table:table-cell office:value-type="float" office:value="2.496" calcext:value-type="float">
            <text:p>2.4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7" calcext:value-type="float">
            <text:p>9996.677</text:p>
          </table:table-cell>
          <table:table-cell office:value-type="float" office:value="3.323" calcext:value-type="float">
            <text:p>3.3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9" calcext:value-type="float">
            <text:p>9997.969</text:p>
          </table:table-cell>
          <table:table-cell office:value-type="float" office:value="2.031" calcext:value-type="float">
            <text:p>2.0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81" calcext:value-type="float">
            <text:p>9997.481</text:p>
          </table:table-cell>
          <table:table-cell office:value-type="float" office:value="2.519" calcext:value-type="float">
            <text:p>2.5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8" calcext:value-type="float">
            <text:p>9997.528</text:p>
          </table:table-cell>
          <table:table-cell office:value-type="float" office:value="2.472" calcext:value-type="float">
            <text:p>2.4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" calcext:value-type="float">
            <text:p>9997.69</text:p>
          </table:table-cell>
          <table:table-cell office:value-type="float" office:value="2.31" calcext:value-type="float">
            <text:p>2.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54" calcext:value-type="float">
            <text:p>9996.654</text:p>
          </table:table-cell>
          <table:table-cell office:value-type="float" office:value="3.346" calcext:value-type="float">
            <text:p>3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02" calcext:value-type="float">
            <text:p>9993.502</text:p>
          </table:table-cell>
          <table:table-cell office:value-type="float" office:value="6.498" calcext:value-type="float">
            <text:p>6.4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9" calcext:value-type="float">
            <text:p>9998.939</text:p>
          </table:table-cell>
          <table:table-cell office:value-type="float" office:value="1.061" calcext:value-type="float">
            <text:p>1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4" calcext:value-type="float">
            <text:p>9999.214</text:p>
          </table:table-cell>
          <table:table-cell office:value-type="float" office:value="0.786" calcext:value-type="float">
            <text:p>0.7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85" calcext:value-type="float">
            <text:p>9996.685</text:p>
          </table:table-cell>
          <table:table-cell office:value-type="float" office:value="3.315" calcext:value-type="float">
            <text:p>3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9" calcext:value-type="float">
            <text:p>9998.939</text:p>
          </table:table-cell>
          <table:table-cell office:value-type="float" office:value="1.061" calcext:value-type="float">
            <text:p>1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4" calcext:value-type="float">
            <text:p>9998.174</text:p>
          </table:table-cell>
          <table:table-cell office:value-type="float" office:value="1.826" calcext:value-type="float">
            <text:p>1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6" calcext:value-type="float">
            <text:p>9997.046</text:p>
          </table:table-cell>
          <table:table-cell office:value-type="float" office:value="2.954" calcext:value-type="float">
            <text:p>2.9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37" calcext:value-type="float">
            <text:p>9997.937</text:p>
          </table:table-cell>
          <table:table-cell office:value-type="float" office:value="2.063" calcext:value-type="float">
            <text:p>2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24" calcext:value-type="float">
            <text:p>9995.524</text:p>
          </table:table-cell>
          <table:table-cell office:value-type="float" office:value="4.476" calcext:value-type="float">
            <text:p>4.4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6" calcext:value-type="float">
            <text:p>9997.046</text:p>
          </table:table-cell>
          <table:table-cell office:value-type="float" office:value="2.954" calcext:value-type="float">
            <text:p>2.9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49" calcext:value-type="float">
            <text:p>9996.349</text:p>
          </table:table-cell>
          <table:table-cell office:value-type="float" office:value="3.651" calcext:value-type="float">
            <text:p>3.6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03" calcext:value-type="float">
            <text:p>9992.203</text:p>
          </table:table-cell>
          <table:table-cell office:value-type="float" office:value="7.797" calcext:value-type="float">
            <text:p>7.7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5" calcext:value-type="float">
            <text:p>9999.285</text:p>
          </table:table-cell>
          <table:table-cell office:value-type="float" office:value="0.715" calcext:value-type="float">
            <text:p>0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06" calcext:value-type="float">
            <text:p>9996.006</text:p>
          </table:table-cell>
          <table:table-cell office:value-type="float" office:value="3.994" calcext:value-type="float">
            <text:p>3.9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18" calcext:value-type="float">
            <text:p>9997.018</text:p>
          </table:table-cell>
          <table:table-cell office:value-type="float" office:value="2.982" calcext:value-type="float">
            <text:p>2.9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39" calcext:value-type="float">
            <text:p>9996.239</text:p>
          </table:table-cell>
          <table:table-cell office:value-type="float" office:value="3.761" calcext:value-type="float">
            <text:p>3.7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2" calcext:value-type="float">
            <text:p>9997.692</text:p>
          </table:table-cell>
          <table:table-cell office:value-type="float" office:value="2.308" calcext:value-type="float">
            <text:p>2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79" calcext:value-type="float">
            <text:p>9996.879</text:p>
          </table:table-cell>
          <table:table-cell office:value-type="float" office:value="3.121" calcext:value-type="float">
            <text:p>3.1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58" calcext:value-type="float">
            <text:p>9997.158</text:p>
          </table:table-cell>
          <table:table-cell office:value-type="float" office:value="2.842" calcext:value-type="float">
            <text:p>2.8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8" calcext:value-type="float">
            <text:p>9997.228</text:p>
          </table:table-cell>
          <table:table-cell office:value-type="float" office:value="2.772" calcext:value-type="float">
            <text:p>2.7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03" calcext:value-type="float">
            <text:p>9992.203</text:p>
          </table:table-cell>
          <table:table-cell office:value-type="float" office:value="7.797" calcext:value-type="float">
            <text:p>7.7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5" calcext:value-type="float">
            <text:p>9999.075</text:p>
          </table:table-cell>
          <table:table-cell office:value-type="float" office:value="0.925" calcext:value-type="float">
            <text:p>0.9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9" calcext:value-type="float">
            <text:p>9998.959</text:p>
          </table:table-cell>
          <table:table-cell office:value-type="float" office:value="1.041" calcext:value-type="float">
            <text:p>1.0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9" calcext:value-type="float">
            <text:p>9995.99</text:p>
          </table:table-cell>
          <table:table-cell office:value-type="float" office:value="4.01" calcext:value-type="float">
            <text:p>4.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4" calcext:value-type="float">
            <text:p>9997.804</text:p>
          </table:table-cell>
          <table:table-cell office:value-type="float" office:value="2.196" calcext:value-type="float">
            <text:p>2.1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46" calcext:value-type="float">
            <text:p>9996.446</text:p>
          </table:table-cell>
          <table:table-cell office:value-type="float" office:value="3.554" calcext:value-type="float">
            <text:p>3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59" calcext:value-type="float">
            <text:p>9997.659</text:p>
          </table:table-cell>
          <table:table-cell office:value-type="float" office:value="2.341" calcext:value-type="float">
            <text:p>2.3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62" calcext:value-type="float">
            <text:p>9994.762</text:p>
          </table:table-cell>
          <table:table-cell office:value-type="float" office:value="5.238" calcext:value-type="float">
            <text:p>5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46" calcext:value-type="float">
            <text:p>9996.446</text:p>
          </table:table-cell>
          <table:table-cell office:value-type="float" office:value="3.554" calcext:value-type="float">
            <text:p>3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9" calcext:value-type="float">
            <text:p>9995.679</text:p>
          </table:table-cell>
          <table:table-cell office:value-type="float" office:value="4.321" calcext:value-type="float">
            <text:p>4.3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6" calcext:value-type="float">
            <text:p>9999.076</text:p>
          </table:table-cell>
          <table:table-cell office:value-type="float" office:value="0.924" calcext:value-type="float">
            <text:p>0.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3" calcext:value-type="float">
            <text:p>9990.903</text:p>
          </table:table-cell>
          <table:table-cell office:value-type="float" office:value="9.097" calcext:value-type="float">
            <text:p>9.0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9" calcext:value-type="float">
            <text:p>9999.169</text:p>
          </table:table-cell>
          <table:table-cell office:value-type="float" office:value="0.831" calcext:value-type="float">
            <text:p>0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75" calcext:value-type="float">
            <text:p>9995.475</text:p>
          </table:table-cell>
          <table:table-cell office:value-type="float" office:value="4.525" calcext:value-type="float">
            <text:p>4.5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2" calcext:value-type="float">
            <text:p>9996.532</text:p>
          </table:table-cell>
          <table:table-cell office:value-type="float" office:value="3.468" calcext:value-type="float">
            <text:p>3.4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" calcext:value-type="float">
            <text:p>9995.8</text:p>
          </table:table-cell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16" calcext:value-type="float">
            <text:p>9997.416</text:p>
          </table:table-cell>
          <table:table-cell office:value-type="float" office:value="2.584" calcext:value-type="float">
            <text:p>2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7" calcext:value-type="float">
            <text:p>9996.277</text:p>
          </table:table-cell>
          <table:table-cell office:value-type="float" office:value="3.723" calcext:value-type="float">
            <text:p>3.7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88" calcext:value-type="float">
            <text:p>9996.788</text:p>
          </table:table-cell>
          <table:table-cell office:value-type="float" office:value="3.212" calcext:value-type="float">
            <text:p>3.2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65" calcext:value-type="float">
            <text:p>9996.765</text:p>
          </table:table-cell>
          <table:table-cell office:value-type="float" office:value="3.235" calcext:value-type="float">
            <text:p>3.2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3" calcext:value-type="float">
            <text:p>9995.73</text:p>
          </table:table-cell>
          <table:table-cell office:value-type="float" office:value="4.27" calcext:value-type="float">
            <text:p>4.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3" calcext:value-type="float">
            <text:p>9990.903</text:p>
          </table:table-cell>
          <table:table-cell office:value-type="float" office:value="9.097" calcext:value-type="float">
            <text:p>9.0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62" calcext:value-type="float">
            <text:p>9998.062</text:p>
          </table:table-cell>
          <table:table-cell office:value-type="float" office:value="1.938" calcext:value-type="float">
            <text:p>1.9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67" calcext:value-type="float">
            <text:p>9998.867</text:p>
          </table:table-cell>
          <table:table-cell office:value-type="float" office:value="1.133" calcext:value-type="float">
            <text:p>1.1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4" calcext:value-type="float">
            <text:p>9998.704</text:p>
          </table:table-cell>
          <table:table-cell office:value-type="float" office:value="1.296" calcext:value-type="float">
            <text:p>1.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73" calcext:value-type="float">
            <text:p>9995.273</text:p>
          </table:table-cell>
          <table:table-cell office:value-type="float" office:value="4.727" calcext:value-type="float">
            <text:p>4.7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62" calcext:value-type="float">
            <text:p>9998.062</text:p>
          </table:table-cell>
          <table:table-cell office:value-type="float" office:value="1.938" calcext:value-type="float">
            <text:p>1.9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49" calcext:value-type="float">
            <text:p>9997.249</text:p>
          </table:table-cell>
          <table:table-cell office:value-type="float" office:value="2.751" calcext:value-type="float">
            <text:p>2.7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85" calcext:value-type="float">
            <text:p>9995.685</text:p>
          </table:table-cell>
          <table:table-cell office:value-type="float" office:value="4.315" calcext:value-type="float">
            <text:p>4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57" calcext:value-type="float">
            <text:p>9997.357</text:p>
          </table:table-cell>
          <table:table-cell office:value-type="float" office:value="2.643" calcext:value-type="float">
            <text:p>2.6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01" calcext:value-type="float">
            <text:p>9994.001</text:p>
          </table:table-cell>
          <table:table-cell office:value-type="float" office:value="5.999" calcext:value-type="float">
            <text:p>5.9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85" calcext:value-type="float">
            <text:p>9995.685</text:p>
          </table:table-cell>
          <table:table-cell office:value-type="float" office:value="4.315" calcext:value-type="float">
            <text:p>4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18" calcext:value-type="float">
            <text:p>9994.918</text:p>
          </table:table-cell>
          <table:table-cell office:value-type="float" office:value="5.082" calcext:value-type="float">
            <text:p>5.0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1" calcext:value-type="float">
            <text:p>9998.961</text:p>
          </table:table-cell>
          <table:table-cell office:value-type="float" office:value="1.039" calcext:value-type="float">
            <text:p>1.0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04" calcext:value-type="float">
            <text:p>9989.604</text:p>
          </table:table-cell>
          <table:table-cell office:value-type="float" office:value="10.396" calcext:value-type="float">
            <text:p>10.3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4" calcext:value-type="float">
            <text:p>9999.054</text:p>
          </table:table-cell>
          <table:table-cell office:value-type="float" office:value="0.946" calcext:value-type="float">
            <text:p>0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58" calcext:value-type="float">
            <text:p>9995.058</text:p>
          </table:table-cell>
          <table:table-cell office:value-type="float" office:value="4.942" calcext:value-type="float">
            <text:p>4.9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15" calcext:value-type="float">
            <text:p>9996.115</text:p>
          </table:table-cell>
          <table:table-cell office:value-type="float" office:value="3.885" calcext:value-type="float">
            <text:p>3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23" calcext:value-type="float">
            <text:p>9995.523</text:p>
          </table:table-cell>
          <table:table-cell office:value-type="float" office:value="4.477" calcext:value-type="float">
            <text:p>4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" calcext:value-type="float">
            <text:p>9997.3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3" calcext:value-type="float">
            <text:p>9995.673</text:p>
          </table:table-cell>
          <table:table-cell office:value-type="float" office:value="4.327" calcext:value-type="float">
            <text:p>4.3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56" calcext:value-type="float">
            <text:p>9996.556</text:p>
          </table:table-cell>
          <table:table-cell office:value-type="float" office:value="3.444" calcext:value-type="float">
            <text:p>3.4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1" calcext:value-type="float">
            <text:p>9996.371</text:p>
          </table:table-cell>
          <table:table-cell office:value-type="float" office:value="3.629" calcext:value-type="float">
            <text:p>3.6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53" calcext:value-type="float">
            <text:p>9995.453</text:p>
          </table:table-cell>
          <table:table-cell office:value-type="float" office:value="4.547" calcext:value-type="float">
            <text:p>4.5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04" calcext:value-type="float">
            <text:p>9989.604</text:p>
          </table:table-cell>
          <table:table-cell office:value-type="float" office:value="10.396" calcext:value-type="float">
            <text:p>10.3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2" calcext:value-type="float">
            <text:p>9998.612</text:p>
          </table:table-cell>
          <table:table-cell office:value-type="float" office:value="1.388" calcext:value-type="float">
            <text:p>1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" calcext:value-type="float">
            <text:p>9998.38</text:p>
          </table:table-cell>
          <table:table-cell office:value-type="float" office:value="1.62" calcext:value-type="float">
            <text:p>1.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11" calcext:value-type="float">
            <text:p>9994.511</text:p>
          </table:table-cell>
          <table:table-cell office:value-type="float" office:value="5.489" calcext:value-type="float">
            <text:p>5.4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3" calcext:value-type="float">
            <text:p>9996.833</text:p>
          </table:table-cell>
          <table:table-cell office:value-type="float" office:value="3.167" calcext:value-type="float">
            <text:p>3.1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6" calcext:value-type="float">
            <text:p>9995.246</text:p>
          </table:table-cell>
          <table:table-cell office:value-type="float" office:value="4.754" calcext:value-type="float">
            <text:p>4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24" calcext:value-type="float">
            <text:p>9996.824</text:p>
          </table:table-cell>
          <table:table-cell office:value-type="float" office:value="3.176" calcext:value-type="float">
            <text:p>3.1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39" calcext:value-type="float">
            <text:p>9993.239</text:p>
          </table:table-cell>
          <table:table-cell office:value-type="float" office:value="6.761" calcext:value-type="float">
            <text:p>6.7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6" calcext:value-type="float">
            <text:p>9995.246</text:p>
          </table:table-cell>
          <table:table-cell office:value-type="float" office:value="4.754" calcext:value-type="float">
            <text:p>4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4" calcext:value-type="float">
            <text:p>9994.34</text:p>
          </table:table-cell>
          <table:table-cell office:value-type="float" office:value="5.66" calcext:value-type="float">
            <text:p>5.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2" calcext:value-type="float">
            <text:p>9998.822</text:p>
          </table:table-cell>
          <table:table-cell office:value-type="float" office:value="1.178" calcext:value-type="float">
            <text:p>1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04" calcext:value-type="float">
            <text:p>9988.304</text:p>
          </table:table-cell>
          <table:table-cell office:value-type="float" office:value="11.696" calcext:value-type="float">
            <text:p>11.6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8" calcext:value-type="float">
            <text:p>9998.938</text:p>
          </table:table-cell>
          <table:table-cell office:value-type="float" office:value="1.062" calcext:value-type="float">
            <text:p>1.0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27" calcext:value-type="float">
            <text:p>9994.527</text:p>
          </table:table-cell>
          <table:table-cell office:value-type="float" office:value="5.473" calcext:value-type="float">
            <text:p>5.4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9" calcext:value-type="float">
            <text:p>9995.49</text:p>
          </table:table-cell>
          <table:table-cell office:value-type="float" office:value="4.51" calcext:value-type="float">
            <text:p>4.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85" calcext:value-type="float">
            <text:p>9995.085</text:p>
          </table:table-cell>
          <table:table-cell office:value-type="float" office:value="4.915" calcext:value-type="float">
            <text:p>4.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62" calcext:value-type="float">
            <text:p>9996.862</text:p>
          </table:table-cell>
          <table:table-cell office:value-type="float" office:value="3.138" calcext:value-type="float">
            <text:p>3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09" calcext:value-type="float">
            <text:p>9994.909</text:p>
          </table:table-cell>
          <table:table-cell office:value-type="float" office:value="5.091" calcext:value-type="float">
            <text:p>5.0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72" calcext:value-type="float">
            <text:p>9996.072</text:p>
          </table:table-cell>
          <table:table-cell office:value-type="float" office:value="3.928" calcext:value-type="float">
            <text:p>3.9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46" calcext:value-type="float">
            <text:p>9995.746</text:p>
          </table:table-cell>
          <table:table-cell office:value-type="float" office:value="4.254" calcext:value-type="float">
            <text:p>4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15" calcext:value-type="float">
            <text:p>9995.015</text:p>
          </table:table-cell>
          <table:table-cell office:value-type="float" office:value="4.985" calcext:value-type="float">
            <text:p>4.9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04" calcext:value-type="float">
            <text:p>9988.304</text:p>
          </table:table-cell>
          <table:table-cell office:value-type="float" office:value="11.696" calcext:value-type="float">
            <text:p>11.6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23" calcext:value-type="float">
            <text:p>9997.023</text:p>
          </table:table-cell>
          <table:table-cell office:value-type="float" office:value="2.977" calcext:value-type="float">
            <text:p>2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4" calcext:value-type="float">
            <text:p>9998.404</text:p>
          </table:table-cell>
          <table:table-cell office:value-type="float" office:value="1.596" calcext:value-type="float">
            <text:p>1.5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5" calcext:value-type="float">
            <text:p>9998.125</text:p>
          </table:table-cell>
          <table:table-cell office:value-type="float" office:value="1.875" calcext:value-type="float">
            <text:p>1.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94" calcext:value-type="float">
            <text:p>9993.794</text:p>
          </table:table-cell>
          <table:table-cell office:value-type="float" office:value="6.206" calcext:value-type="float">
            <text:p>6.2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23" calcext:value-type="float">
            <text:p>9997.023</text:p>
          </table:table-cell>
          <table:table-cell office:value-type="float" office:value="2.977" calcext:value-type="float">
            <text:p>2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6" calcext:value-type="float">
            <text:p>9996.416</text:p>
          </table:table-cell>
          <table:table-cell office:value-type="float" office:value="3.584" calcext:value-type="float">
            <text:p>3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6" calcext:value-type="float">
            <text:p>9994.646</text:p>
          </table:table-cell>
          <table:table-cell office:value-type="float" office:value="5.354" calcext:value-type="float">
            <text:p>5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69" calcext:value-type="float">
            <text:p>9996.569</text:p>
          </table:table-cell>
          <table:table-cell office:value-type="float" office:value="3.431" calcext:value-type="float">
            <text:p>3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8" calcext:value-type="float">
            <text:p>9992.478</text:p>
          </table:table-cell>
          <table:table-cell office:value-type="float" office:value="7.522" calcext:value-type="float">
            <text:p>7.5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6" calcext:value-type="float">
            <text:p>9994.646</text:p>
          </table:table-cell>
          <table:table-cell office:value-type="float" office:value="5.354" calcext:value-type="float">
            <text:p>5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7" calcext:value-type="float">
            <text:p>9993.67</text:p>
          </table:table-cell>
          <table:table-cell office:value-type="float" office:value="6.33" calcext:value-type="float">
            <text:p>6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7" calcext:value-type="float">
            <text:p>9998.707</text:p>
          </table:table-cell>
          <table:table-cell office:value-type="float" office:value="1.293" calcext:value-type="float">
            <text:p>1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04" calcext:value-type="float">
            <text:p>9987.004</text:p>
          </table:table-cell>
          <table:table-cell office:value-type="float" office:value="12.996" calcext:value-type="float">
            <text:p>12.9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" calcext:value-type="float">
            <text:p>9998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11" calcext:value-type="float">
            <text:p>9994.111</text:p>
          </table:table-cell>
          <table:table-cell office:value-type="float" office:value="5.889" calcext:value-type="float">
            <text:p>5.8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5" calcext:value-type="float">
            <text:p>9994.935</text:p>
          </table:table-cell>
          <table:table-cell office:value-type="float" office:value="5.065" calcext:value-type="float">
            <text:p>5.0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8" calcext:value-type="float">
            <text:p>9994.808</text:p>
          </table:table-cell>
          <table:table-cell office:value-type="float" office:value="5.192" calcext:value-type="float">
            <text:p>5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85" calcext:value-type="float">
            <text:p>9996.585</text:p>
          </table:table-cell>
          <table:table-cell office:value-type="float" office:value="3.415" calcext:value-type="float">
            <text:p>3.4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45" calcext:value-type="float">
            <text:p>9994.145</text:p>
          </table:table-cell>
          <table:table-cell office:value-type="float" office:value="5.855" calcext:value-type="float">
            <text:p>5.8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25" calcext:value-type="float">
            <text:p>9995.725</text:p>
          </table:table-cell>
          <table:table-cell office:value-type="float" office:value="4.275" calcext:value-type="float">
            <text:p>4.2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9" calcext:value-type="float">
            <text:p>9995.19</text:p>
          </table:table-cell>
          <table:table-cell office:value-type="float" office:value="4.81" calcext:value-type="float">
            <text:p>4.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15" calcext:value-type="float">
            <text:p>9994.715</text:p>
          </table:table-cell>
          <table:table-cell office:value-type="float" office:value="5.285" calcext:value-type="float">
            <text:p>5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04" calcext:value-type="float">
            <text:p>9987.004</text:p>
          </table:table-cell>
          <table:table-cell office:value-type="float" office:value="12.996" calcext:value-type="float">
            <text:p>12.9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23" calcext:value-type="float">
            <text:p>9996.423</text:p>
          </table:table-cell>
          <table:table-cell office:value-type="float" office:value="3.577" calcext:value-type="float">
            <text:p>3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49" calcext:value-type="float">
            <text:p>9998.149</text:p>
          </table:table-cell>
          <table:table-cell office:value-type="float" office:value="1.851" calcext:value-type="float">
            <text:p>1.8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1" calcext:value-type="float">
            <text:p>9997.801</text:p>
          </table:table-cell>
          <table:table-cell office:value-type="float" office:value="2.199" calcext:value-type="float">
            <text:p>2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77" calcext:value-type="float">
            <text:p>9993.077</text:p>
          </table:table-cell>
          <table:table-cell office:value-type="float" office:value="6.923" calcext:value-type="float">
            <text:p>6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23" calcext:value-type="float">
            <text:p>9996.423</text:p>
          </table:table-cell>
          <table:table-cell office:value-type="float" office:value="3.577" calcext:value-type="float">
            <text:p>3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08" calcext:value-type="float">
            <text:p>9996.208</text:p>
          </table:table-cell>
          <table:table-cell office:value-type="float" office:value="3.792" calcext:value-type="float">
            <text:p>3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08" calcext:value-type="float">
            <text:p>9994.208</text:p>
          </table:table-cell>
          <table:table-cell office:value-type="float" office:value="5.792" calcext:value-type="float">
            <text:p>5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6" calcext:value-type="float">
            <text:p>9996.36</text:p>
          </table:table-cell>
          <table:table-cell office:value-type="float" office:value="3.64" calcext:value-type="float">
            <text:p>3.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16" calcext:value-type="float">
            <text:p>9991.716</text:p>
          </table:table-cell>
          <table:table-cell office:value-type="float" office:value="8.284" calcext:value-type="float">
            <text:p>8.2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08" calcext:value-type="float">
            <text:p>9994.208</text:p>
          </table:table-cell>
          <table:table-cell office:value-type="float" office:value="5.792" calcext:value-type="float">
            <text:p>5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92" calcext:value-type="float">
            <text:p>9993.092</text:p>
          </table:table-cell>
          <table:table-cell office:value-type="float" office:value="6.908" calcext:value-type="float">
            <text:p>6.9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05" calcext:value-type="float">
            <text:p>9985.705</text:p>
          </table:table-cell>
          <table:table-cell office:value-type="float" office:value="14.295" calcext:value-type="float">
            <text:p>14.2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4" calcext:value-type="float">
            <text:p>9998.684</text:p>
          </table:table-cell>
          <table:table-cell office:value-type="float" office:value="1.316" calcext:value-type="float">
            <text:p>1.3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49" calcext:value-type="float">
            <text:p>9993.349</text:p>
          </table:table-cell>
          <table:table-cell office:value-type="float" office:value="6.651" calcext:value-type="float">
            <text:p>6.6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5" calcext:value-type="float">
            <text:p>9994.45</text:p>
          </table:table-cell>
          <table:table-cell office:value-type="float" office:value="5.55" calcext:value-type="float">
            <text:p>5.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6" calcext:value-type="float">
            <text:p>9994.046</text:p>
          </table:table-cell>
          <table:table-cell office:value-type="float" office:value="5.954" calcext:value-type="float">
            <text:p>5.9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46" calcext:value-type="float">
            <text:p>9996.146</text:p>
          </table:table-cell>
          <table:table-cell office:value-type="float" office:value="3.854" calcext:value-type="float">
            <text:p>3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06" calcext:value-type="float">
            <text:p>9993.706</text:p>
          </table:table-cell>
          <table:table-cell office:value-type="float" office:value="6.294" calcext:value-type="float">
            <text:p>6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93" calcext:value-type="float">
            <text:p>9995.193</text:p>
          </table:table-cell>
          <table:table-cell office:value-type="float" office:value="4.807" calcext:value-type="float">
            <text:p>4.8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9" calcext:value-type="float">
            <text:p>9994.729</text:p>
          </table:table-cell>
          <table:table-cell office:value-type="float" office:value="5.271" calcext:value-type="float">
            <text:p>5.2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3" calcext:value-type="float">
            <text:p>9993.953</text:p>
          </table:table-cell>
          <table:table-cell office:value-type="float" office:value="6.047" calcext:value-type="float">
            <text:p>6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05" calcext:value-type="float">
            <text:p>9985.705</text:p>
          </table:table-cell>
          <table:table-cell office:value-type="float" office:value="14.295" calcext:value-type="float">
            <text:p>14.2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08" calcext:value-type="float">
            <text:p>9996.308</text:p>
          </table:table-cell>
          <table:table-cell office:value-type="float" office:value="3.692" calcext:value-type="float">
            <text:p>3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4" calcext:value-type="float">
            <text:p>9998.034</text:p>
          </table:table-cell>
          <table:table-cell office:value-type="float" office:value="1.966" calcext:value-type="float">
            <text:p>1.9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5" calcext:value-type="float">
            <text:p>9997.685</text:p>
          </table:table-cell>
          <table:table-cell office:value-type="float" office:value="2.315" calcext:value-type="float">
            <text:p>2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1" calcext:value-type="float">
            <text:p>9992.381</text:p>
          </table:table-cell>
          <table:table-cell office:value-type="float" office:value="7.619" calcext:value-type="float">
            <text:p>7.6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08" calcext:value-type="float">
            <text:p>9996.308</text:p>
          </table:table-cell>
          <table:table-cell office:value-type="float" office:value="3.692" calcext:value-type="float">
            <text:p>3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85" calcext:value-type="float">
            <text:p>9995.585</text:p>
          </table:table-cell>
          <table:table-cell office:value-type="float" office:value="4.415" calcext:value-type="float">
            <text:p>4.4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6" calcext:value-type="float">
            <text:p>9993.446</text:p>
          </table:table-cell>
          <table:table-cell office:value-type="float" office:value="6.554" calcext:value-type="float">
            <text:p>6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59" calcext:value-type="float">
            <text:p>9996.059</text:p>
          </table:table-cell>
          <table:table-cell office:value-type="float" office:value="3.941" calcext:value-type="float">
            <text:p>3.9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55" calcext:value-type="float">
            <text:p>9990.955</text:p>
          </table:table-cell>
          <table:table-cell office:value-type="float" office:value="9.045" calcext:value-type="float">
            <text:p>9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6" calcext:value-type="float">
            <text:p>9993.446</text:p>
          </table:table-cell>
          <table:table-cell office:value-type="float" office:value="6.554" calcext:value-type="float">
            <text:p>6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31" calcext:value-type="float">
            <text:p>9992.331</text:p>
          </table:table-cell>
          <table:table-cell office:value-type="float" office:value="7.669" calcext:value-type="float">
            <text:p>7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6" calcext:value-type="float">
            <text:p>9998.476</text:p>
          </table:table-cell>
          <table:table-cell office:value-type="float" office:value="1.524" calcext:value-type="float">
            <text:p>1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05" calcext:value-type="float">
            <text:p>9984.405</text:p>
          </table:table-cell>
          <table:table-cell office:value-type="float" office:value="15.595" calcext:value-type="float">
            <text:p>15.5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9" calcext:value-type="float">
            <text:p>9998.569</text:p>
          </table:table-cell>
          <table:table-cell office:value-type="float" office:value="1.431" calcext:value-type="float">
            <text:p>1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48" calcext:value-type="float">
            <text:p>9993.048</text:p>
          </table:table-cell>
          <table:table-cell office:value-type="float" office:value="6.952" calcext:value-type="float">
            <text:p>6.9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63" calcext:value-type="float">
            <text:p>9993.963</text:p>
          </table:table-cell>
          <table:table-cell office:value-type="float" office:value="6.037" calcext:value-type="float">
            <text:p>6.0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31" calcext:value-type="float">
            <text:p>9993.931</text:p>
          </table:table-cell>
          <table:table-cell office:value-type="float" office:value="6.069" calcext:value-type="float">
            <text:p>6.0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31" calcext:value-type="float">
            <text:p>9996.031</text:p>
          </table:table-cell>
          <table:table-cell office:value-type="float" office:value="3.969" calcext:value-type="float">
            <text:p>3.9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4" calcext:value-type="float">
            <text:p>9992.94</text:p>
          </table:table-cell>
          <table:table-cell office:value-type="float" office:value="7.06" calcext:value-type="float">
            <text:p>7.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85" calcext:value-type="float">
            <text:p>9994.985</text:p>
          </table:table-cell>
          <table:table-cell office:value-type="float" office:value="5.015" calcext:value-type="float">
            <text:p>5.0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41" calcext:value-type="float">
            <text:p>9994.241</text:p>
          </table:table-cell>
          <table:table-cell office:value-type="float" office:value="5.759" calcext:value-type="float">
            <text:p>5.7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68" calcext:value-type="float">
            <text:p>9993.768</text:p>
          </table:table-cell>
          <table:table-cell office:value-type="float" office:value="6.232" calcext:value-type="float">
            <text:p>6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05" calcext:value-type="float">
            <text:p>9984.405</text:p>
          </table:table-cell>
          <table:table-cell office:value-type="float" office:value="15.595" calcext:value-type="float">
            <text:p>15.5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46" calcext:value-type="float">
            <text:p>9995.546</text:p>
          </table:table-cell>
          <table:table-cell office:value-type="float" office:value="4.454" calcext:value-type="float">
            <text:p>4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32" calcext:value-type="float">
            <text:p>9997.732</text:p>
          </table:table-cell>
          <table:table-cell office:value-type="float" office:value="2.268" calcext:value-type="float">
            <text:p>2.2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1" calcext:value-type="float">
            <text:p>9997.291</text:p>
          </table:table-cell>
          <table:table-cell office:value-type="float" office:value="2.709" calcext:value-type="float">
            <text:p>2.7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42" calcext:value-type="float">
            <text:p>9991.642</text:p>
          </table:table-cell>
          <table:table-cell office:value-type="float" office:value="8.358" calcext:value-type="float">
            <text:p>8.3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46" calcext:value-type="float">
            <text:p>9995.546</text:p>
          </table:table-cell>
          <table:table-cell office:value-type="float" office:value="4.454" calcext:value-type="float">
            <text:p>4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38" calcext:value-type="float">
            <text:p>9995.238</text:p>
          </table:table-cell>
          <table:table-cell office:value-type="float" office:value="4.762" calcext:value-type="float">
            <text:p>4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46" calcext:value-type="float">
            <text:p>9992.846</text:p>
          </table:table-cell>
          <table:table-cell office:value-type="float" office:value="7.154" calcext:value-type="float">
            <text:p>7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81" calcext:value-type="float">
            <text:p>9995.781</text:p>
          </table:table-cell>
          <table:table-cell office:value-type="float" office:value="4.219" calcext:value-type="float">
            <text:p>4.2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93" calcext:value-type="float">
            <text:p>9990.193</text:p>
          </table:table-cell>
          <table:table-cell office:value-type="float" office:value="9.807" calcext:value-type="float">
            <text:p>9.8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46" calcext:value-type="float">
            <text:p>9992.846</text:p>
          </table:table-cell>
          <table:table-cell office:value-type="float" office:value="7.154" calcext:value-type="float">
            <text:p>7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61" calcext:value-type="float">
            <text:p>9991.661</text:p>
          </table:table-cell>
          <table:table-cell office:value-type="float" office:value="8.339" calcext:value-type="float">
            <text:p>8.3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8" calcext:value-type="float">
            <text:p>9998.338</text:p>
          </table:table-cell>
          <table:table-cell office:value-type="float" office:value="1.662" calcext:value-type="float">
            <text:p>1.6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06" calcext:value-type="float">
            <text:p>9983.106</text:p>
          </table:table-cell>
          <table:table-cell office:value-type="float" office:value="16.894" calcext:value-type="float">
            <text:p>16.8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31" calcext:value-type="float">
            <text:p>9998.431</text:p>
          </table:table-cell>
          <table:table-cell office:value-type="float" office:value="1.569" calcext:value-type="float">
            <text:p>1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86" calcext:value-type="float">
            <text:p>9992.286</text:p>
          </table:table-cell>
          <table:table-cell office:value-type="float" office:value="7.714" calcext:value-type="float">
            <text:p>7.7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16" calcext:value-type="float">
            <text:p>9993.616</text:p>
          </table:table-cell>
          <table:table-cell office:value-type="float" office:value="6.384" calcext:value-type="float">
            <text:p>6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69" calcext:value-type="float">
            <text:p>9993.169</text:p>
          </table:table-cell>
          <table:table-cell office:value-type="float" office:value="6.831" calcext:value-type="float">
            <text:p>6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54" calcext:value-type="float">
            <text:p>9995.754</text:p>
          </table:table-cell>
          <table:table-cell office:value-type="float" office:value="4.246" calcext:value-type="float">
            <text:p>4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63" calcext:value-type="float">
            <text:p>9992.663</text:p>
          </table:table-cell>
          <table:table-cell office:value-type="float" office:value="7.337" calcext:value-type="float">
            <text:p>7.3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69" calcext:value-type="float">
            <text:p>9994.569</text:p>
          </table:table-cell>
          <table:table-cell office:value-type="float" office:value="5.431" calcext:value-type="float">
            <text:p>5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65" calcext:value-type="float">
            <text:p>9993.965</text:p>
          </table:table-cell>
          <table:table-cell office:value-type="float" office:value="6.035" calcext:value-type="float">
            <text:p>6.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7" calcext:value-type="float">
            <text:p>9993.007</text:p>
          </table:table-cell>
          <table:table-cell office:value-type="float" office:value="6.993" calcext:value-type="float">
            <text:p>6.9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06" calcext:value-type="float">
            <text:p>9983.106</text:p>
          </table:table-cell>
          <table:table-cell office:value-type="float" office:value="16.894" calcext:value-type="float">
            <text:p>16.8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17" calcext:value-type="float">
            <text:p>9997.617</text:p>
          </table:table-cell>
          <table:table-cell office:value-type="float" office:value="2.383" calcext:value-type="float">
            <text:p>2.3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76" calcext:value-type="float">
            <text:p>9997.176</text:p>
          </table:table-cell>
          <table:table-cell office:value-type="float" office:value="2.824" calcext:value-type="float">
            <text:p>2.8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47" calcext:value-type="float">
            <text:p>9990.947</text:p>
          </table:table-cell>
          <table:table-cell office:value-type="float" office:value="9.053" calcext:value-type="float">
            <text:p>9.0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92" calcext:value-type="float">
            <text:p>9994.892</text:p>
          </table:table-cell>
          <table:table-cell office:value-type="float" office:value="5.108" calcext:value-type="float">
            <text:p>5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85" calcext:value-type="float">
            <text:p>9992.085</text:p>
          </table:table-cell>
          <table:table-cell office:value-type="float" office:value="7.915" calcext:value-type="float">
            <text:p>7.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" calcext:value-type="float">
            <text:p>9995.48</text:p>
          </table:table-cell>
          <table:table-cell office:value-type="float" office:value="4.52" calcext:value-type="float">
            <text:p>4.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32" calcext:value-type="float">
            <text:p>9989.432</text:p>
          </table:table-cell>
          <table:table-cell office:value-type="float" office:value="10.568" calcext:value-type="float">
            <text:p>10.5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85" calcext:value-type="float">
            <text:p>9992.085</text:p>
          </table:table-cell>
          <table:table-cell office:value-type="float" office:value="7.915" calcext:value-type="float">
            <text:p>7.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" calcext:value-type="float">
            <text:p>9990.9</text:p>
          </table:table-cell>
          <table:table-cell office:value-type="float" office:value="9.1" calcext:value-type="float">
            <text:p>9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2" calcext:value-type="float">
            <text:p>9998.222</text:p>
          </table:table-cell>
          <table:table-cell office:value-type="float" office:value="1.778" calcext:value-type="float">
            <text:p>1.7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06" calcext:value-type="float">
            <text:p>9981.806</text:p>
          </table:table-cell>
          <table:table-cell office:value-type="float" office:value="18.194" calcext:value-type="float">
            <text:p>18.1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92" calcext:value-type="float">
            <text:p>9998.292</text:p>
          </table:table-cell>
          <table:table-cell office:value-type="float" office:value="1.708" calcext:value-type="float">
            <text:p>1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4" calcext:value-type="float">
            <text:p>9991.64</text:p>
          </table:table-cell>
          <table:table-cell office:value-type="float" office:value="8.36" calcext:value-type="float">
            <text:p>8.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38" calcext:value-type="float">
            <text:p>9993.338</text:p>
          </table:table-cell>
          <table:table-cell office:value-type="float" office:value="6.662" calcext:value-type="float">
            <text:p>6.6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69" calcext:value-type="float">
            <text:p>9992.569</text:p>
          </table:table-cell>
          <table:table-cell office:value-type="float" office:value="7.431" calcext:value-type="float">
            <text:p>7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9" calcext:value-type="float">
            <text:p>9995.639</text:p>
          </table:table-cell>
          <table:table-cell office:value-type="float" office:value="4.361" calcext:value-type="float">
            <text:p>4.3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91" calcext:value-type="float">
            <text:p>9994.291</text:p>
          </table:table-cell>
          <table:table-cell office:value-type="float" office:value="5.709" calcext:value-type="float">
            <text:p>5.7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56" calcext:value-type="float">
            <text:p>9993.756</text:p>
          </table:table-cell>
          <table:table-cell office:value-type="float" office:value="6.244" calcext:value-type="float">
            <text:p>6.2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07" calcext:value-type="float">
            <text:p>9992.407</text:p>
          </table:table-cell>
          <table:table-cell office:value-type="float" office:value="7.593" calcext:value-type="float">
            <text:p>7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06" calcext:value-type="float">
            <text:p>9981.806</text:p>
          </table:table-cell>
          <table:table-cell office:value-type="float" office:value="18.194" calcext:value-type="float">
            <text:p>18.1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54" calcext:value-type="float">
            <text:p>9995.154</text:p>
          </table:table-cell>
          <table:table-cell office:value-type="float" office:value="4.846" calcext:value-type="float">
            <text:p>4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55" calcext:value-type="float">
            <text:p>9997.455</text:p>
          </table:table-cell>
          <table:table-cell office:value-type="float" office:value="2.545" calcext:value-type="float">
            <text:p>2.5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9" calcext:value-type="float">
            <text:p>9996.99</text:p>
          </table:table-cell>
          <table:table-cell office:value-type="float" office:value="3.01" calcext:value-type="float">
            <text:p>3.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51" calcext:value-type="float">
            <text:p>9990.251</text:p>
          </table:table-cell>
          <table:table-cell office:value-type="float" office:value="9.749" calcext:value-type="float">
            <text:p>9.7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54" calcext:value-type="float">
            <text:p>9995.154</text:p>
          </table:table-cell>
          <table:table-cell office:value-type="float" office:value="4.846" calcext:value-type="float">
            <text:p>4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45" calcext:value-type="float">
            <text:p>9994.545</text:p>
          </table:table-cell>
          <table:table-cell office:value-type="float" office:value="5.455" calcext:value-type="float">
            <text:p>5.4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85" calcext:value-type="float">
            <text:p>9991.485</text:p>
          </table:table-cell>
          <table:table-cell office:value-type="float" office:value="8.515" calcext:value-type="float">
            <text:p>8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62" calcext:value-type="float">
            <text:p>9995.062</text:p>
          </table:table-cell>
          <table:table-cell office:value-type="float" office:value="4.938" calcext:value-type="float">
            <text:p>4.9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7" calcext:value-type="float">
            <text:p>9988.67</text:p>
          </table:table-cell>
          <table:table-cell office:value-type="float" office:value="11.33" calcext:value-type="float">
            <text:p>11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85" calcext:value-type="float">
            <text:p>9991.485</text:p>
          </table:table-cell>
          <table:table-cell office:value-type="float" office:value="8.515" calcext:value-type="float">
            <text:p>8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3" calcext:value-type="float">
            <text:p>9990.23</text:p>
          </table:table-cell>
          <table:table-cell office:value-type="float" office:value="9.77" calcext:value-type="float">
            <text:p>9.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4" calcext:value-type="float">
            <text:p>9998.084</text:p>
          </table:table-cell>
          <table:table-cell office:value-type="float" office:value="1.916" calcext:value-type="float">
            <text:p>1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507" calcext:value-type="float">
            <text:p>9980.507</text:p>
          </table:table-cell>
          <table:table-cell office:value-type="float" office:value="19.493" calcext:value-type="float">
            <text:p>19.4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7" calcext:value-type="float">
            <text:p>9998.177</text:p>
          </table:table-cell>
          <table:table-cell office:value-type="float" office:value="1.823" calcext:value-type="float">
            <text:p>1.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93" calcext:value-type="float">
            <text:p>9990.993</text:p>
          </table:table-cell>
          <table:table-cell office:value-type="float" office:value="9.007" calcext:value-type="float">
            <text:p>9.0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22" calcext:value-type="float">
            <text:p>9992.922</text:p>
          </table:table-cell>
          <table:table-cell office:value-type="float" office:value="7.078" calcext:value-type="float">
            <text:p>7.0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69" calcext:value-type="float">
            <text:p>9991.969</text:p>
          </table:table-cell>
          <table:table-cell office:value-type="float" office:value="8.031" calcext:value-type="float">
            <text:p>8.0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62" calcext:value-type="float">
            <text:p>9995.362</text:p>
          </table:table-cell>
          <table:table-cell office:value-type="float" office:value="4.638" calcext:value-type="float">
            <text:p>4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45" calcext:value-type="float">
            <text:p>9991.945</text:p>
          </table:table-cell>
          <table:table-cell office:value-type="float" office:value="8.055" calcext:value-type="float">
            <text:p>8.0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98" calcext:value-type="float">
            <text:p>9993.898</text:p>
          </table:table-cell>
          <table:table-cell office:value-type="float" office:value="6.102" calcext:value-type="float">
            <text:p>6.1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86" calcext:value-type="float">
            <text:p>9993.386</text:p>
          </table:table-cell>
          <table:table-cell office:value-type="float" office:value="6.614" calcext:value-type="float">
            <text:p>6.6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07" calcext:value-type="float">
            <text:p>9991.807</text:p>
          </table:table-cell>
          <table:table-cell office:value-type="float" office:value="8.193" calcext:value-type="float">
            <text:p>8.1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507" calcext:value-type="float">
            <text:p>9980.507</text:p>
          </table:table-cell>
          <table:table-cell office:value-type="float" office:value="19.493" calcext:value-type="float">
            <text:p>19.4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7" calcext:value-type="float">
            <text:p>9994.877</text:p>
          </table:table-cell>
          <table:table-cell office:value-type="float" office:value="5.123" calcext:value-type="float">
            <text:p>5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3" calcext:value-type="float">
            <text:p>9997.293</text:p>
          </table:table-cell>
          <table:table-cell office:value-type="float" office:value="2.707" calcext:value-type="float">
            <text:p>2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5" calcext:value-type="float">
            <text:p>9996.805</text:p>
          </table:table-cell>
          <table:table-cell office:value-type="float" office:value="3.195" calcext:value-type="float">
            <text:p>3.1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56" calcext:value-type="float">
            <text:p>9989.556</text:p>
          </table:table-cell>
          <table:table-cell office:value-type="float" office:value="10.444" calcext:value-type="float">
            <text:p>10.4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7" calcext:value-type="float">
            <text:p>9994.877</text:p>
          </table:table-cell>
          <table:table-cell office:value-type="float" office:value="5.123" calcext:value-type="float">
            <text:p>5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98" calcext:value-type="float">
            <text:p>9994.198</text:p>
          </table:table-cell>
          <table:table-cell office:value-type="float" office:value="5.802" calcext:value-type="float">
            <text:p>5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85" calcext:value-type="float">
            <text:p>9990.885</text:p>
          </table:table-cell>
          <table:table-cell office:value-type="float" office:value="9.115" calcext:value-type="float">
            <text:p>9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5" calcext:value-type="float">
            <text:p>9994.645</text:p>
          </table:table-cell>
          <table:table-cell office:value-type="float" office:value="5.355" calcext:value-type="float">
            <text:p>5.3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09" calcext:value-type="float">
            <text:p>9987.909</text:p>
          </table:table-cell>
          <table:table-cell office:value-type="float" office:value="12.091" calcext:value-type="float">
            <text:p>12.0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85" calcext:value-type="float">
            <text:p>9990.885</text:p>
          </table:table-cell>
          <table:table-cell office:value-type="float" office:value="9.115" calcext:value-type="float">
            <text:p>9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6" calcext:value-type="float">
            <text:p>9989.56</text:p>
          </table:table-cell>
          <table:table-cell office:value-type="float" office:value="10.44" calcext:value-type="float">
            <text:p>1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8" calcext:value-type="float">
            <text:p>9997.968</text:p>
          </table:table-cell>
          <table:table-cell office:value-type="float" office:value="2.032" calcext:value-type="float">
            <text:p>2.0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207" calcext:value-type="float">
            <text:p>9979.207</text:p>
          </table:table-cell>
          <table:table-cell office:value-type="float" office:value="20.793" calcext:value-type="float">
            <text:p>20.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8" calcext:value-type="float">
            <text:p>9998.038</text:p>
          </table:table-cell>
          <table:table-cell office:value-type="float" office:value="1.962" calcext:value-type="float">
            <text:p>1.9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47" calcext:value-type="float">
            <text:p>9990.347</text:p>
          </table:table-cell>
          <table:table-cell office:value-type="float" office:value="9.653" calcext:value-type="float">
            <text:p>9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05" calcext:value-type="float">
            <text:p>9992.505</text:p>
          </table:table-cell>
          <table:table-cell office:value-type="float" office:value="7.495" calcext:value-type="float">
            <text:p>7.4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69" calcext:value-type="float">
            <text:p>9991.369</text:p>
          </table:table-cell>
          <table:table-cell office:value-type="float" office:value="8.631" calcext:value-type="float">
            <text:p>8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85" calcext:value-type="float">
            <text:p>9995.085</text:p>
          </table:table-cell>
          <table:table-cell office:value-type="float" office:value="4.915" calcext:value-type="float">
            <text:p>4.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06" calcext:value-type="float">
            <text:p>9991.506</text:p>
          </table:table-cell>
          <table:table-cell office:value-type="float" office:value="8.494" calcext:value-type="float">
            <text:p>8.4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05" calcext:value-type="float">
            <text:p>9993.505</text:p>
          </table:table-cell>
          <table:table-cell office:value-type="float" office:value="6.495" calcext:value-type="float">
            <text:p>6.4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16" calcext:value-type="float">
            <text:p>9993.016</text:p>
          </table:table-cell>
          <table:table-cell office:value-type="float" office:value="6.984" calcext:value-type="float">
            <text:p>6.9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07" calcext:value-type="float">
            <text:p>9991.207</text:p>
          </table:table-cell>
          <table:table-cell office:value-type="float" office:value="8.793" calcext:value-type="float">
            <text:p>8.7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207" calcext:value-type="float">
            <text:p>9979.207</text:p>
          </table:table-cell>
          <table:table-cell office:value-type="float" office:value="20.793" calcext:value-type="float">
            <text:p>20.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" calcext:value-type="float">
            <text:p>9994.6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2" calcext:value-type="float">
            <text:p>9997.132</text:p>
          </table:table-cell>
          <table:table-cell office:value-type="float" office:value="2.868" calcext:value-type="float">
            <text:p>2.8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2" calcext:value-type="float">
            <text:p>9996.62</text:p>
          </table:table-cell>
          <table:table-cell office:value-type="float" office:value="3.38" calcext:value-type="float">
            <text:p>3.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83" calcext:value-type="float">
            <text:p>9988.883</text:p>
          </table:table-cell>
          <table:table-cell office:value-type="float" office:value="11.117" calcext:value-type="float">
            <text:p>11.1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" calcext:value-type="float">
            <text:p>9994.6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59" calcext:value-type="float">
            <text:p>9993.759</text:p>
          </table:table-cell>
          <table:table-cell office:value-type="float" office:value="6.241" calcext:value-type="float">
            <text:p>6.2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23" calcext:value-type="float">
            <text:p>9990.123</text:p>
          </table:table-cell>
          <table:table-cell office:value-type="float" office:value="9.877" calcext:value-type="float">
            <text:p>9.8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43" calcext:value-type="float">
            <text:p>9994.343</text:p>
          </table:table-cell>
          <table:table-cell office:value-type="float" office:value="5.657" calcext:value-type="float">
            <text:p>5.6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47" calcext:value-type="float">
            <text:p>9987.147</text:p>
          </table:table-cell>
          <table:table-cell office:value-type="float" office:value="12.853" calcext:value-type="float">
            <text:p>12.8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23" calcext:value-type="float">
            <text:p>9990.123</text:p>
          </table:table-cell>
          <table:table-cell office:value-type="float" office:value="9.877" calcext:value-type="float">
            <text:p>9.8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99" calcext:value-type="float">
            <text:p>9988.799</text:p>
          </table:table-cell>
          <table:table-cell office:value-type="float" office:value="11.201" calcext:value-type="float">
            <text:p>11.2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3" calcext:value-type="float">
            <text:p>9997.853</text:p>
          </table:table-cell>
          <table:table-cell office:value-type="float" office:value="2.147" calcext:value-type="float">
            <text:p>2.1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7.908" calcext:value-type="float">
            <text:p>9977.908</text:p>
          </table:table-cell>
          <table:table-cell office:value-type="float" office:value="22.092" calcext:value-type="float">
            <text:p>22.0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31" calcext:value-type="float">
            <text:p>9989.931</text:p>
          </table:table-cell>
          <table:table-cell office:value-type="float" office:value="10.069" calcext:value-type="float">
            <text:p>10.0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88" calcext:value-type="float">
            <text:p>9992.088</text:p>
          </table:table-cell>
          <table:table-cell office:value-type="float" office:value="7.912" calcext:value-type="float">
            <text:p>7.9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093" calcext:value-type="float">
            <text:p>9991.093</text:p>
          </table:table-cell>
          <table:table-cell office:value-type="float" office:value="8.907" calcext:value-type="float">
            <text:p>8.9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7" calcext:value-type="float">
            <text:p>9994.97</text:p>
          </table:table-cell>
          <table:table-cell office:value-type="float" office:value="5.03" calcext:value-type="float">
            <text:p>5.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2" calcext:value-type="float">
            <text:p>9990.902</text:p>
          </table:table-cell>
          <table:table-cell office:value-type="float" office:value="9.098" calcext:value-type="float">
            <text:p>9.0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73" calcext:value-type="float">
            <text:p>9993.273</text:p>
          </table:table-cell>
          <table:table-cell office:value-type="float" office:value="6.727" calcext:value-type="float">
            <text:p>6.7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99" calcext:value-type="float">
            <text:p>9992.599</text:p>
          </table:table-cell>
          <table:table-cell office:value-type="float" office:value="7.401" calcext:value-type="float">
            <text:p>7.4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7" calcext:value-type="float">
            <text:p>9990.907</text:p>
          </table:table-cell>
          <table:table-cell office:value-type="float" office:value="9.093" calcext:value-type="float">
            <text:p>9.0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7.908" calcext:value-type="float">
            <text:p>9977.908</text:p>
          </table:table-cell>
          <table:table-cell office:value-type="float" office:value="22.092" calcext:value-type="float">
            <text:p>22.0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" calcext:value-type="float">
            <text:p>99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77" calcext:value-type="float">
            <text:p>9996.877</text:p>
          </table:table-cell>
          <table:table-cell office:value-type="float" office:value="3.123" calcext:value-type="float">
            <text:p>3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96" calcext:value-type="float">
            <text:p>9996.296</text:p>
          </table:table-cell>
          <table:table-cell office:value-type="float" office:value="3.704" calcext:value-type="float">
            <text:p>3.7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22" calcext:value-type="float">
            <text:p>9988.122</text:p>
          </table:table-cell>
          <table:table-cell office:value-type="float" office:value="11.878" calcext:value-type="float">
            <text:p>11.8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" calcext:value-type="float">
            <text:p>99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12" calcext:value-type="float">
            <text:p>9993.412</text:p>
          </table:table-cell>
          <table:table-cell office:value-type="float" office:value="6.588" calcext:value-type="float">
            <text:p>6.5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85" calcext:value-type="float">
            <text:p>9989.685</text:p>
          </table:table-cell>
          <table:table-cell office:value-type="float" office:value="10.315" calcext:value-type="float">
            <text:p>10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89" calcext:value-type="float">
            <text:p>9994.089</text:p>
          </table:table-cell>
          <table:table-cell office:value-type="float" office:value="5.911" calcext:value-type="float">
            <text:p>5.9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86" calcext:value-type="float">
            <text:p>9986.386</text:p>
          </table:table-cell>
          <table:table-cell office:value-type="float" office:value="13.614" calcext:value-type="float">
            <text:p>13.6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85" calcext:value-type="float">
            <text:p>9989.685</text:p>
          </table:table-cell>
          <table:table-cell office:value-type="float" office:value="10.315" calcext:value-type="float">
            <text:p>10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21" calcext:value-type="float">
            <text:p>9988.221</text:p>
          </table:table-cell>
          <table:table-cell office:value-type="float" office:value="11.779" calcext:value-type="float">
            <text:p>11.7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37" calcext:value-type="float">
            <text:p>9997.737</text:p>
          </table:table-cell>
          <table:table-cell office:value-type="float" office:value="2.263" calcext:value-type="float">
            <text:p>2.2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608" calcext:value-type="float">
            <text:p>9976.608</text:p>
          </table:table-cell>
          <table:table-cell office:value-type="float" office:value="23.392" calcext:value-type="float">
            <text:p>23.3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7" calcext:value-type="float">
            <text:p>9997.807</text:p>
          </table:table-cell>
          <table:table-cell office:value-type="float" office:value="2.193" calcext:value-type="float">
            <text:p>2.1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61" calcext:value-type="float">
            <text:p>9989.261</text:p>
          </table:table-cell>
          <table:table-cell office:value-type="float" office:value="10.739" calcext:value-type="float">
            <text:p>10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87" calcext:value-type="float">
            <text:p>9991.487</text:p>
          </table:table-cell>
          <table:table-cell office:value-type="float" office:value="8.513" calcext:value-type="float">
            <text:p>8.5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93" calcext:value-type="float">
            <text:p>9990.493</text:p>
          </table:table-cell>
          <table:table-cell office:value-type="float" office:value="9.507" calcext:value-type="float">
            <text:p>9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31" calcext:value-type="float">
            <text:p>9994.531</text:p>
          </table:table-cell>
          <table:table-cell office:value-type="float" office:value="5.469" calcext:value-type="float">
            <text:p>5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1" calcext:value-type="float">
            <text:p>9990.301</text:p>
          </table:table-cell>
          <table:table-cell office:value-type="float" office:value="9.699" calcext:value-type="float">
            <text:p>9.6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65" calcext:value-type="float">
            <text:p>9992.765</text:p>
          </table:table-cell>
          <table:table-cell office:value-type="float" office:value="7.235" calcext:value-type="float">
            <text:p>7.2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68" calcext:value-type="float">
            <text:p>9992.068</text:p>
          </table:table-cell>
          <table:table-cell office:value-type="float" office:value="7.932" calcext:value-type="float">
            <text:p>7.9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7" calcext:value-type="float">
            <text:p>9990.307</text:p>
          </table:table-cell>
          <table:table-cell office:value-type="float" office:value="9.693" calcext:value-type="float">
            <text:p>9.6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608" calcext:value-type="float">
            <text:p>9976.608</text:p>
          </table:table-cell>
          <table:table-cell office:value-type="float" office:value="23.392" calcext:value-type="float">
            <text:p>23.3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23" calcext:value-type="float">
            <text:p>9993.723</text:p>
          </table:table-cell>
          <table:table-cell office:value-type="float" office:value="6.277" calcext:value-type="float">
            <text:p>6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15" calcext:value-type="float">
            <text:p>9996.715</text:p>
          </table:table-cell>
          <table:table-cell office:value-type="float" office:value="3.285" calcext:value-type="float">
            <text:p>3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11" calcext:value-type="float">
            <text:p>9996.111</text:p>
          </table:table-cell>
          <table:table-cell office:value-type="float" office:value="3.889" calcext:value-type="float">
            <text:p>3.8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48" calcext:value-type="float">
            <text:p>9987.448</text:p>
          </table:table-cell>
          <table:table-cell office:value-type="float" office:value="12.552" calcext:value-type="float">
            <text:p>12.5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23" calcext:value-type="float">
            <text:p>9993.723</text:p>
          </table:table-cell>
          <table:table-cell office:value-type="float" office:value="6.277" calcext:value-type="float">
            <text:p>6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65" calcext:value-type="float">
            <text:p>9993.065</text:p>
          </table:table-cell>
          <table:table-cell office:value-type="float" office:value="6.935" calcext:value-type="float">
            <text:p>6.9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46" calcext:value-type="float">
            <text:p>9989.246</text:p>
          </table:table-cell>
          <table:table-cell office:value-type="float" office:value="10.754" calcext:value-type="float">
            <text:p>10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18" calcext:value-type="float">
            <text:p>9993.718</text:p>
          </table:table-cell>
          <table:table-cell office:value-type="float" office:value="6.282" calcext:value-type="float">
            <text:p>6.2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24" calcext:value-type="float">
            <text:p>9985.624</text:p>
          </table:table-cell>
          <table:table-cell office:value-type="float" office:value="14.376" calcext:value-type="float">
            <text:p>14.3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46" calcext:value-type="float">
            <text:p>9989.246</text:p>
          </table:table-cell>
          <table:table-cell office:value-type="float" office:value="10.754" calcext:value-type="float">
            <text:p>10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43" calcext:value-type="float">
            <text:p>9987.643</text:p>
          </table:table-cell>
          <table:table-cell office:value-type="float" office:value="12.357" calcext:value-type="float">
            <text:p>12.3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22" calcext:value-type="float">
            <text:p>9997.622</text:p>
          </table:table-cell>
          <table:table-cell office:value-type="float" office:value="2.378" calcext:value-type="float">
            <text:p>2.3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308" calcext:value-type="float">
            <text:p>9975.308</text:p>
          </table:table-cell>
          <table:table-cell office:value-type="float" office:value="24.692" calcext:value-type="float">
            <text:p>24.6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9" calcext:value-type="float">
            <text:p>9997.669</text:p>
          </table:table-cell>
          <table:table-cell office:value-type="float" office:value="2.331" calcext:value-type="float">
            <text:p>2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14" calcext:value-type="float">
            <text:p>9988.614</text:p>
          </table:table-cell>
          <table:table-cell office:value-type="float" office:value="11.386" calcext:value-type="float">
            <text:p>11.3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32" calcext:value-type="float">
            <text:p>9990.932</text:p>
          </table:table-cell>
          <table:table-cell office:value-type="float" office:value="9.068" calcext:value-type="float">
            <text:p>9.0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93" calcext:value-type="float">
            <text:p>9989.893</text:p>
          </table:table-cell>
          <table:table-cell office:value-type="float" office:value="10.107" calcext:value-type="float">
            <text:p>10.1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93" calcext:value-type="float">
            <text:p>9994.093</text:p>
          </table:table-cell>
          <table:table-cell office:value-type="float" office:value="5.907" calcext:value-type="float">
            <text:p>5.9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" calcext:value-type="float">
            <text:p>9989.7</text:p>
          </table:table-cell>
          <table:table-cell office:value-type="float" office:value="10.3" calcext:value-type="float">
            <text:p>10.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57" calcext:value-type="float">
            <text:p>9992.257</text:p>
          </table:table-cell>
          <table:table-cell office:value-type="float" office:value="7.743" calcext:value-type="float">
            <text:p>7.7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36" calcext:value-type="float">
            <text:p>9991.536</text:p>
          </table:table-cell>
          <table:table-cell office:value-type="float" office:value="8.464" calcext:value-type="float">
            <text:p>8.4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07" calcext:value-type="float">
            <text:p>9989.707</text:p>
          </table:table-cell>
          <table:table-cell office:value-type="float" office:value="10.293" calcext:value-type="float">
            <text:p>10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308" calcext:value-type="float">
            <text:p>9975.308</text:p>
          </table:table-cell>
          <table:table-cell office:value-type="float" office:value="24.692" calcext:value-type="float">
            <text:p>24.6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6" calcext:value-type="float">
            <text:p>9993.446</text:p>
          </table:table-cell>
          <table:table-cell office:value-type="float" office:value="6.554" calcext:value-type="float">
            <text:p>6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53" calcext:value-type="float">
            <text:p>9996.553</text:p>
          </table:table-cell>
          <table:table-cell office:value-type="float" office:value="3.447" calcext:value-type="float">
            <text:p>3.4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6" calcext:value-type="float">
            <text:p>9995.926</text:p>
          </table:table-cell>
          <table:table-cell office:value-type="float" office:value="4.074" calcext:value-type="float">
            <text:p>4.0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31" calcext:value-type="float">
            <text:p>9986.731</text:p>
          </table:table-cell>
          <table:table-cell office:value-type="float" office:value="13.269" calcext:value-type="float">
            <text:p>13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6" calcext:value-type="float">
            <text:p>9993.446</text:p>
          </table:table-cell>
          <table:table-cell office:value-type="float" office:value="6.554" calcext:value-type="float">
            <text:p>6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81" calcext:value-type="float">
            <text:p>9992.581</text:p>
          </table:table-cell>
          <table:table-cell office:value-type="float" office:value="7.419" calcext:value-type="float">
            <text:p>7.4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08" calcext:value-type="float">
            <text:p>9988.808</text:p>
          </table:table-cell>
          <table:table-cell office:value-type="float" office:value="11.192" calcext:value-type="float">
            <text:p>11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86" calcext:value-type="float">
            <text:p>9993.486</text:p>
          </table:table-cell>
          <table:table-cell office:value-type="float" office:value="6.514" calcext:value-type="float">
            <text:p>6.5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62" calcext:value-type="float">
            <text:p>9984.862</text:p>
          </table:table-cell>
          <table:table-cell office:value-type="float" office:value="15.138" calcext:value-type="float">
            <text:p>15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08" calcext:value-type="float">
            <text:p>9988.808</text:p>
          </table:table-cell>
          <table:table-cell office:value-type="float" office:value="11.192" calcext:value-type="float">
            <text:p>11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65" calcext:value-type="float">
            <text:p>9987.065</text:p>
          </table:table-cell>
          <table:table-cell office:value-type="float" office:value="12.935" calcext:value-type="float">
            <text:p>12.9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07" calcext:value-type="float">
            <text:p>9997.507</text:p>
          </table:table-cell>
          <table:table-cell office:value-type="float" office:value="2.493" calcext:value-type="float">
            <text:p>2.4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4.009" calcext:value-type="float">
            <text:p>9974.009</text:p>
          </table:table-cell>
          <table:table-cell office:value-type="float" office:value="25.991" calcext:value-type="float">
            <text:p>25.9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53" calcext:value-type="float">
            <text:p>9997.553</text:p>
          </table:table-cell>
          <table:table-cell office:value-type="float" office:value="2.447" calcext:value-type="float">
            <text:p>2.4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83" calcext:value-type="float">
            <text:p>9988.083</text:p>
          </table:table-cell>
          <table:table-cell office:value-type="float" office:value="11.917" calcext:value-type="float">
            <text:p>11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8" calcext:value-type="float">
            <text:p>9990.308</text:p>
          </table:table-cell>
          <table:table-cell office:value-type="float" office:value="9.692" calcext:value-type="float">
            <text:p>9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54" calcext:value-type="float">
            <text:p>9989.454</text:p>
          </table:table-cell>
          <table:table-cell office:value-type="float" office:value="10.546" calcext:value-type="float">
            <text:p>10.5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54" calcext:value-type="float">
            <text:p>9993.654</text:p>
          </table:table-cell>
          <table:table-cell office:value-type="float" office:value="6.346" calcext:value-type="float">
            <text:p>6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36" calcext:value-type="float">
            <text:p>9988.936</text:p>
          </table:table-cell>
          <table:table-cell office:value-type="float" office:value="11.064" calcext:value-type="float">
            <text:p>11.0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72" calcext:value-type="float">
            <text:p>9991.772</text:p>
          </table:table-cell>
          <table:table-cell office:value-type="float" office:value="8.228" calcext:value-type="float">
            <text:p>8.2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12" calcext:value-type="float">
            <text:p>9990.912</text:p>
          </table:table-cell>
          <table:table-cell office:value-type="float" office:value="9.088" calcext:value-type="float">
            <text:p>9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68" calcext:value-type="float">
            <text:p>9989.268</text:p>
          </table:table-cell>
          <table:table-cell office:value-type="float" office:value="10.732" calcext:value-type="float">
            <text:p>10.7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4.009" calcext:value-type="float">
            <text:p>9974.009</text:p>
          </table:table-cell>
          <table:table-cell office:value-type="float" office:value="25.991" calcext:value-type="float">
            <text:p>25.9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8" calcext:value-type="float">
            <text:p>9993.008</text:p>
          </table:table-cell>
          <table:table-cell office:value-type="float" office:value="6.992" calcext:value-type="float">
            <text:p>6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45" calcext:value-type="float">
            <text:p>9996.345</text:p>
          </table:table-cell>
          <table:table-cell office:value-type="float" office:value="3.655" calcext:value-type="float">
            <text:p>3.6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1" calcext:value-type="float">
            <text:p>9995.671</text:p>
          </table:table-cell>
          <table:table-cell office:value-type="float" office:value="4.329" calcext:value-type="float">
            <text:p>4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036" calcext:value-type="float">
            <text:p>9986.036</text:p>
          </table:table-cell>
          <table:table-cell office:value-type="float" office:value="13.964" calcext:value-type="float">
            <text:p>13.9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8" calcext:value-type="float">
            <text:p>9993.008</text:p>
          </table:table-cell>
          <table:table-cell office:value-type="float" office:value="6.992" calcext:value-type="float">
            <text:p>6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26" calcext:value-type="float">
            <text:p>9992.326</text:p>
          </table:table-cell>
          <table:table-cell office:value-type="float" office:value="7.674" calcext:value-type="float">
            <text:p>7.6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08" calcext:value-type="float">
            <text:p>9988.208</text:p>
          </table:table-cell>
          <table:table-cell office:value-type="float" office:value="11.792" calcext:value-type="float">
            <text:p>11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31" calcext:value-type="float">
            <text:p>9993.231</text:p>
          </table:table-cell>
          <table:table-cell office:value-type="float" office:value="6.769" calcext:value-type="float">
            <text:p>6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101" calcext:value-type="float">
            <text:p>9984.101</text:p>
          </table:table-cell>
          <table:table-cell office:value-type="float" office:value="15.899" calcext:value-type="float">
            <text:p>15.8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08" calcext:value-type="float">
            <text:p>9988.208</text:p>
          </table:table-cell>
          <table:table-cell office:value-type="float" office:value="11.792" calcext:value-type="float">
            <text:p>11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95" calcext:value-type="float">
            <text:p>9986.395</text:p>
          </table:table-cell>
          <table:table-cell office:value-type="float" office:value="13.605" calcext:value-type="float">
            <text:p>13.6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91" calcext:value-type="float">
            <text:p>9997.391</text:p>
          </table:table-cell>
          <table:table-cell office:value-type="float" office:value="2.609" calcext:value-type="float">
            <text:p>2.6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.709" calcext:value-type="float">
            <text:p>9972.709</text:p>
          </table:table-cell>
          <table:table-cell office:value-type="float" office:value="27.291" calcext:value-type="float">
            <text:p>27.2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8" calcext:value-type="float">
            <text:p>9997.438</text:p>
          </table:table-cell>
          <table:table-cell office:value-type="float" office:value="2.562" calcext:value-type="float">
            <text:p>2.5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52" calcext:value-type="float">
            <text:p>9987.552</text:p>
          </table:table-cell>
          <table:table-cell office:value-type="float" office:value="12.448" calcext:value-type="float">
            <text:p>12.4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21" calcext:value-type="float">
            <text:p>9989.821</text:p>
          </table:table-cell>
          <table:table-cell office:value-type="float" office:value="10.179" calcext:value-type="float">
            <text:p>10.1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16" calcext:value-type="float">
            <text:p>9989.016</text:p>
          </table:table-cell>
          <table:table-cell office:value-type="float" office:value="10.984" calcext:value-type="float">
            <text:p>10.9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77" calcext:value-type="float">
            <text:p>9993.377</text:p>
          </table:table-cell>
          <table:table-cell office:value-type="float" office:value="6.623" calcext:value-type="float">
            <text:p>6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34" calcext:value-type="float">
            <text:p>9988.334</text:p>
          </table:table-cell>
          <table:table-cell office:value-type="float" office:value="11.666" calcext:value-type="float">
            <text:p>11.6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02" calcext:value-type="float">
            <text:p>9991.402</text:p>
          </table:table-cell>
          <table:table-cell office:value-type="float" office:value="8.598" calcext:value-type="float">
            <text:p>8.5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26" calcext:value-type="float">
            <text:p>9990.426</text:p>
          </table:table-cell>
          <table:table-cell office:value-type="float" office:value="9.574" calcext:value-type="float">
            <text:p>9.5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6" calcext:value-type="float">
            <text:p>9988.76</text:p>
          </table:table-cell>
          <table:table-cell office:value-type="float" office:value="11.24" calcext:value-type="float">
            <text:p>11.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.709" calcext:value-type="float">
            <text:p>9972.709</text:p>
          </table:table-cell>
          <table:table-cell office:value-type="float" office:value="27.291" calcext:value-type="float">
            <text:p>27.2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7" calcext:value-type="float">
            <text:p>9992.57</text:p>
          </table:table-cell>
          <table:table-cell office:value-type="float" office:value="7.43" calcext:value-type="float">
            <text:p>7.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36" calcext:value-type="float">
            <text:p>9996.136</text:p>
          </table:table-cell>
          <table:table-cell office:value-type="float" office:value="3.864" calcext:value-type="float">
            <text:p>3.8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6" calcext:value-type="float">
            <text:p>9995.416</text:p>
          </table:table-cell>
          <table:table-cell office:value-type="float" office:value="4.584" calcext:value-type="float">
            <text:p>4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296" calcext:value-type="float">
            <text:p>9985.296</text:p>
          </table:table-cell>
          <table:table-cell office:value-type="float" office:value="14.704" calcext:value-type="float">
            <text:p>14.7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7" calcext:value-type="float">
            <text:p>9992.57</text:p>
          </table:table-cell>
          <table:table-cell office:value-type="float" office:value="7.43" calcext:value-type="float">
            <text:p>7.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41" calcext:value-type="float">
            <text:p>9991.841</text:p>
          </table:table-cell>
          <table:table-cell office:value-type="float" office:value="8.159" calcext:value-type="float">
            <text:p>8.1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7" calcext:value-type="float">
            <text:p>9987.77</text:p>
          </table:table-cell>
          <table:table-cell office:value-type="float" office:value="12.23" calcext:value-type="float">
            <text:p>12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98" calcext:value-type="float">
            <text:p>9992.698</text:p>
          </table:table-cell>
          <table:table-cell office:value-type="float" office:value="7.302" calcext:value-type="float">
            <text:p>7.3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39" calcext:value-type="float">
            <text:p>9983.339</text:p>
          </table:table-cell>
          <table:table-cell office:value-type="float" office:value="16.661" calcext:value-type="float">
            <text:p>16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7" calcext:value-type="float">
            <text:p>9987.77</text:p>
          </table:table-cell>
          <table:table-cell office:value-type="float" office:value="12.23" calcext:value-type="float">
            <text:p>12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17" calcext:value-type="float">
            <text:p>9985.817</text:p>
          </table:table-cell>
          <table:table-cell office:value-type="float" office:value="14.183" calcext:value-type="float">
            <text:p>14.1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53" calcext:value-type="float">
            <text:p>9997.253</text:p>
          </table:table-cell>
          <table:table-cell office:value-type="float" office:value="2.747" calcext:value-type="float">
            <text:p>2.7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.41" calcext:value-type="float">
            <text:p>9971.41</text:p>
          </table:table-cell>
          <table:table-cell office:value-type="float" office:value="28.59" calcext:value-type="float">
            <text:p>28.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22" calcext:value-type="float">
            <text:p>9997.322</text:p>
          </table:table-cell>
          <table:table-cell office:value-type="float" office:value="2.678" calcext:value-type="float">
            <text:p>2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2" calcext:value-type="float">
            <text:p>9987.02</text:p>
          </table:table-cell>
          <table:table-cell office:value-type="float" office:value="12.98" calcext:value-type="float">
            <text:p>12.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97" calcext:value-type="float">
            <text:p>9989.197</text:p>
          </table:table-cell>
          <table:table-cell office:value-type="float" office:value="10.803" calcext:value-type="float">
            <text:p>10.8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39" calcext:value-type="float">
            <text:p>9992.939</text:p>
          </table:table-cell>
          <table:table-cell office:value-type="float" office:value="7.061" calcext:value-type="float">
            <text:p>7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7" calcext:value-type="float">
            <text:p>9987.57</text:p>
          </table:table-cell>
          <table:table-cell office:value-type="float" office:value="12.43" calcext:value-type="float">
            <text:p>12.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17" calcext:value-type="float">
            <text:p>9990.917</text:p>
          </table:table-cell>
          <table:table-cell office:value-type="float" office:value="9.083" calcext:value-type="float">
            <text:p>9.0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01" calcext:value-type="float">
            <text:p>9989.801</text:p>
          </table:table-cell>
          <table:table-cell office:value-type="float" office:value="10.199" calcext:value-type="float">
            <text:p>10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22" calcext:value-type="float">
            <text:p>9988.322</text:p>
          </table:table-cell>
          <table:table-cell office:value-type="float" office:value="11.678" calcext:value-type="float">
            <text:p>11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.41" calcext:value-type="float">
            <text:p>9971.41</text:p>
          </table:table-cell>
          <table:table-cell office:value-type="float" office:value="28.59" calcext:value-type="float">
            <text:p>28.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31" calcext:value-type="float">
            <text:p>9992.131</text:p>
          </table:table-cell>
          <table:table-cell office:value-type="float" office:value="7.869" calcext:value-type="float">
            <text:p>7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8" calcext:value-type="float">
            <text:p>9995.928</text:p>
          </table:table-cell>
          <table:table-cell office:value-type="float" office:value="4.072" calcext:value-type="float">
            <text:p>4.0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61" calcext:value-type="float">
            <text:p>9995.161</text:p>
          </table:table-cell>
          <table:table-cell office:value-type="float" office:value="4.839" calcext:value-type="float">
            <text:p>4.8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579" calcext:value-type="float">
            <text:p>9984.579</text:p>
          </table:table-cell>
          <table:table-cell office:value-type="float" office:value="15.421" calcext:value-type="float">
            <text:p>15.4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31" calcext:value-type="float">
            <text:p>9992.131</text:p>
          </table:table-cell>
          <table:table-cell office:value-type="float" office:value="7.869" calcext:value-type="float">
            <text:p>7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94" calcext:value-type="float">
            <text:p>9991.494</text:p>
          </table:table-cell>
          <table:table-cell office:value-type="float" office:value="8.506" calcext:value-type="float">
            <text:p>8.5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31" calcext:value-type="float">
            <text:p>9987.331</text:p>
          </table:table-cell>
          <table:table-cell office:value-type="float" office:value="12.669" calcext:value-type="float">
            <text:p>12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89" calcext:value-type="float">
            <text:p>9992.489</text:p>
          </table:table-cell>
          <table:table-cell office:value-type="float" office:value="7.511" calcext:value-type="float">
            <text:p>7.5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578" calcext:value-type="float">
            <text:p>9982.578</text:p>
          </table:table-cell>
          <table:table-cell office:value-type="float" office:value="17.422" calcext:value-type="float">
            <text:p>17.4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31" calcext:value-type="float">
            <text:p>9987.331</text:p>
          </table:table-cell>
          <table:table-cell office:value-type="float" office:value="12.669" calcext:value-type="float">
            <text:p>12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239" calcext:value-type="float">
            <text:p>9985.239</text:p>
          </table:table-cell>
          <table:table-cell office:value-type="float" office:value="14.761" calcext:value-type="float">
            <text:p>14.7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7" calcext:value-type="float">
            <text:p>9997.137</text:p>
          </table:table-cell>
          <table:table-cell office:value-type="float" office:value="2.863" calcext:value-type="float">
            <text:p>2.8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70.11" calcext:value-type="float">
            <text:p>9970.11</text:p>
          </table:table-cell>
          <table:table-cell office:value-type="float" office:value="29.89" calcext:value-type="float">
            <text:p>29.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4" calcext:value-type="float">
            <text:p>9997.184</text:p>
          </table:table-cell>
          <table:table-cell office:value-type="float" office:value="2.816" calcext:value-type="float">
            <text:p>2.8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89" calcext:value-type="float">
            <text:p>9986.489</text:p>
          </table:table-cell>
          <table:table-cell office:value-type="float" office:value="13.511" calcext:value-type="float">
            <text:p>13.5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3" calcext:value-type="float">
            <text:p>9988.573</text:p>
          </table:table-cell>
          <table:table-cell office:value-type="float" office:value="11.427" calcext:value-type="float">
            <text:p>11.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139" calcext:value-type="float">
            <text:p>9988.139</text:p>
          </table:table-cell>
          <table:table-cell office:value-type="float" office:value="11.861" calcext:value-type="float">
            <text:p>11.8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" calcext:value-type="float">
            <text:p>9992.5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06" calcext:value-type="float">
            <text:p>9986.806</text:p>
          </table:table-cell>
          <table:table-cell office:value-type="float" office:value="13.194" calcext:value-type="float">
            <text:p>13.1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32" calcext:value-type="float">
            <text:p>9990.432</text:p>
          </table:table-cell>
          <table:table-cell office:value-type="float" office:value="9.568" calcext:value-type="float">
            <text:p>9.5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77" calcext:value-type="float">
            <text:p>9989.177</text:p>
          </table:table-cell>
          <table:table-cell office:value-type="float" office:value="10.823" calcext:value-type="float">
            <text:p>10.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6" calcext:value-type="float">
            <text:p>9987.86</text:p>
          </table:table-cell>
          <table:table-cell office:value-type="float" office:value="12.14" calcext:value-type="float">
            <text:p>12.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0.11" calcext:value-type="float">
            <text:p>9970.11</text:p>
          </table:table-cell>
          <table:table-cell office:value-type="float" office:value="29.89" calcext:value-type="float">
            <text:p>29.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93" calcext:value-type="float">
            <text:p>9991.693</text:p>
          </table:table-cell>
          <table:table-cell office:value-type="float" office:value="8.307" calcext:value-type="float">
            <text:p>8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2" calcext:value-type="float">
            <text:p>9995.72</text:p>
          </table:table-cell>
          <table:table-cell office:value-type="float" office:value="4.28" calcext:value-type="float">
            <text:p>4.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06" calcext:value-type="float">
            <text:p>9994.906</text:p>
          </table:table-cell>
          <table:table-cell office:value-type="float" office:value="5.094" calcext:value-type="float">
            <text:p>5.0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862" calcext:value-type="float">
            <text:p>9983.862</text:p>
          </table:table-cell>
          <table:table-cell office:value-type="float" office:value="16.138" calcext:value-type="float">
            <text:p>16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93" calcext:value-type="float">
            <text:p>9991.693</text:p>
          </table:table-cell>
          <table:table-cell office:value-type="float" office:value="8.307" calcext:value-type="float">
            <text:p>8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48" calcext:value-type="float">
            <text:p>9991.148</text:p>
          </table:table-cell>
          <table:table-cell office:value-type="float" office:value="8.852" calcext:value-type="float">
            <text:p>8.8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" calcext:value-type="float">
            <text:p>1</text:p>
          </table:table-cell>
          <table:table-cell office:value-type="float" office:value="24.492" calcext:value-type="float">
            <text:p>24.492</text:p>
          </table:table-cell>
          <table:table-cell office:value-type="float" office:value="-51.9321" calcext:value-type="float">
            <text:p>-51.9321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93" calcext:value-type="float">
            <text:p>9986.893</text:p>
          </table:table-cell>
          <table:table-cell office:value-type="float" office:value="13.107" calcext:value-type="float">
            <text:p>13.1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" calcext:value-type="float">
            <text:p>2</text:p>
          </table:table-cell>
          <table:table-cell office:value-type="float" office:value="48.9841" calcext:value-type="float">
            <text:p>48.9841</text:p>
          </table:table-cell>
          <table:table-cell office:value-type="float" office:value="-103.8642" calcext:value-type="float">
            <text:p>-103.8642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81" calcext:value-type="float">
            <text:p>9992.281</text:p>
          </table:table-cell>
          <table:table-cell office:value-type="float" office:value="7.719" calcext:value-type="float">
            <text:p>7.7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" calcext:value-type="float">
            <text:p>3</text:p>
          </table:table-cell>
          <table:table-cell office:value-type="float" office:value="73.4761" calcext:value-type="float">
            <text:p>73.4761</text:p>
          </table:table-cell>
          <table:table-cell office:value-type="float" office:value="-155.7962" calcext:value-type="float">
            <text:p>-155.7962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16" calcext:value-type="float">
            <text:p>9981.816</text:p>
          </table:table-cell>
          <table:table-cell office:value-type="float" office:value="18.184" calcext:value-type="float">
            <text:p>18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" calcext:value-type="float">
            <text:p>4</text:p>
          </table:table-cell>
          <table:table-cell office:value-type="float" office:value="97.9681" calcext:value-type="float">
            <text:p>97.9681</text:p>
          </table:table-cell>
          <table:table-cell office:value-type="float" office:value="-207.7283" calcext:value-type="float">
            <text:p>-207.7283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" calcext:value-type="float">
            <text:p>5</text:p>
          </table:table-cell>
          <table:table-cell office:value-type="float" office:value="245.6358" calcext:value-type="float">
            <text:p>245.6358</text:p>
          </table:table-cell>
          <table:table-cell office:value-type="float" office:value="-518.9486" calcext:value-type="float">
            <text:p>-518.9486</text:p>
          </table:table-cell>
          <table:table-cell office:value-type="float" office:value="54.4919" calcext:value-type="float">
            <text:p>54.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" calcext:value-type="float">
            <text:p>6</text:p>
          </table:table-cell>
          <table:table-cell office:value-type="float" office:value="274.0942" calcext:value-type="float">
            <text:p>274.0942</text:p>
          </table:table-cell>
          <table:table-cell office:value-type="float" office:value="-568.8177" calcext:value-type="float">
            <text:p>-568.8177</text:p>
          </table:table-cell>
          <table:table-cell office:value-type="float" office:value="55.8913" calcext:value-type="float">
            <text:p>55.891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93" calcext:value-type="float">
            <text:p>9986.893</text:p>
          </table:table-cell>
          <table:table-cell office:value-type="float" office:value="13.107" calcext:value-type="float">
            <text:p>13.1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" calcext:value-type="float">
            <text:p>7</text:p>
          </table:table-cell>
          <table:table-cell office:value-type="float" office:value="302.5525" calcext:value-type="float">
            <text:p>302.5525</text:p>
          </table:table-cell>
          <table:table-cell office:value-type="float" office:value="-618.6867" calcext:value-type="float">
            <text:p>-618.6867</text:p>
          </table:table-cell>
          <table:table-cell office:value-type="float" office:value="57.1908" calcext:value-type="float">
            <text:p>57.190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662" calcext:value-type="float">
            <text:p>9984.662</text:p>
          </table:table-cell>
          <table:table-cell office:value-type="float" office:value="15.338" calcext:value-type="float">
            <text:p>15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" calcext:value-type="float">
            <text:p>8</text:p>
          </table:table-cell>
          <table:table-cell office:value-type="float" office:value="331.0109" calcext:value-type="float">
            <text:p>331.0109</text:p>
          </table:table-cell>
          <table:table-cell office:value-type="float" office:value="-668.5558" calcext:value-type="float">
            <text:p>-668.5558</text:p>
          </table:table-cell>
          <table:table-cell office:value-type="float" office:value="58.3903" calcext:value-type="float">
            <text:p>58.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22" calcext:value-type="float">
            <text:p>9997.022</text:p>
          </table:table-cell>
          <table:table-cell office:value-type="float" office:value="2.978" calcext:value-type="float">
            <text:p>2.9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" calcext:value-type="float">
            <text:p>9</text:p>
          </table:table-cell>
          <table:table-cell office:value-type="float" office:value="359.4693" calcext:value-type="float">
            <text:p>359.4693</text:p>
          </table:table-cell>
          <table:table-cell office:value-type="float" office:value="-718.4248" calcext:value-type="float">
            <text:p>-718.4248</text:p>
          </table:table-cell>
          <table:table-cell office:value-type="float" office:value="59.4898" calcext:value-type="float">
            <text:p>59.48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68.811" calcext:value-type="float">
            <text:p>9968.811</text:p>
          </table:table-cell>
          <table:table-cell office:value-type="float" office:value="31.189" calcext:value-type="float">
            <text:p>31.1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" calcext:value-type="float">
            <text:p>10</text:p>
          </table:table-cell>
          <table:table-cell office:value-type="float" office:value="530.2194" calcext:value-type="float">
            <text:p>530.2194</text:p>
          </table:table-cell>
          <table:table-cell office:value-type="float" office:value="-1017.6391" calcext:value-type="float">
            <text:p>-1017.6391</text:p>
          </table:table-cell>
          <table:table-cell office:value-type="float" office:value="63.9879" calcext:value-type="float">
            <text:p>63.987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9" calcext:value-type="float">
            <text:p>9997.069</text:p>
          </table:table-cell>
          <table:table-cell office:value-type="float" office:value="2.931" calcext:value-type="float">
            <text:p>2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1" calcext:value-type="float">
            <text:p>11</text:p>
          </table:table-cell>
          <table:table-cell office:value-type="float" office:value="558.6778" calcext:value-type="float">
            <text:p>558.6778</text:p>
          </table:table-cell>
          <table:table-cell office:value-type="float" office:value="-1067.5081" calcext:value-type="float">
            <text:p>-1067.50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42" calcext:value-type="float">
            <text:p>9985.842</text:p>
          </table:table-cell>
          <table:table-cell office:value-type="float" office:value="14.158" calcext:value-type="float">
            <text:p>14.1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2" calcext:value-type="float">
            <text:p>12</text:p>
          </table:table-cell>
          <table:table-cell office:value-type="float" office:value="587.1362" calcext:value-type="float">
            <text:p>587.1362</text:p>
          </table:table-cell>
          <table:table-cell office:value-type="float" office:value="-1117.3772" calcext:value-type="float">
            <text:p>-1117.3772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18" calcext:value-type="float">
            <text:p>9988.018</text:p>
          </table:table-cell>
          <table:table-cell office:value-type="float" office:value="11.982" calcext:value-type="float">
            <text:p>11.9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3" calcext:value-type="float">
            <text:p>13</text:p>
          </table:table-cell>
          <table:table-cell office:value-type="float" office:value="609.7704" calcext:value-type="float">
            <text:p>609.7704</text:p>
          </table:table-cell>
          <table:table-cell office:value-type="float" office:value="-1170.0712" calcext:value-type="float">
            <text:p>-1170.0712</text:p>
          </table:table-cell>
          <table:table-cell office:value-type="float" office:value="64.8875" calcext:value-type="float">
            <text:p>64.8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39" calcext:value-type="float">
            <text:p>9987.539</text:p>
          </table:table-cell>
          <table:table-cell office:value-type="float" office:value="12.461" calcext:value-type="float">
            <text:p>12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4" calcext:value-type="float">
            <text:p>14</text:p>
          </table:table-cell>
          <table:table-cell office:value-type="float" office:value="631.3161" calcext:value-type="float">
            <text:p>631.3161</text:p>
          </table:table-cell>
          <table:table-cell office:value-type="float" office:value="-1223.2932" calcext:value-type="float">
            <text:p>-1223.2932</text:p>
          </table:table-cell>
          <table:table-cell office:value-type="float" office:value="64.9875" calcext:value-type="float">
            <text:p>64.987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62" calcext:value-type="float">
            <text:p>9992.062</text:p>
          </table:table-cell>
          <table:table-cell office:value-type="float" office:value="7.938" calcext:value-type="float">
            <text:p>7.9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760.5897" calcext:value-type="float">
            <text:p>760.5897</text:p>
          </table:table-cell>
          <table:table-cell office:value-type="float" office:value="-1542.6255" calcext:value-type="float">
            <text:p>-1542.6255</text:p>
          </table:table-cell>
          <table:table-cell office:value-type="float" office:value="63.4881" calcext:value-type="float">
            <text:p>63.488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05" calcext:value-type="float">
            <text:p>9986.205</text:p>
          </table:table-cell>
          <table:table-cell office:value-type="float" office:value="13.795" calcext:value-type="float">
            <text:p>13.7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6" calcext:value-type="float">
            <text:p>16</text:p>
          </table:table-cell>
          <table:table-cell office:value-type="float" office:value="782.1354" calcext:value-type="float">
            <text:p>782.1354</text:p>
          </table:table-cell>
          <table:table-cell office:value-type="float" office:value="-1595.8476" calcext:value-type="float">
            <text:p>-1595.8476</text:p>
          </table:table-cell>
          <table:table-cell office:value-type="float" office:value="62.8884" calcext:value-type="float">
            <text:p>62.888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24" calcext:value-type="float">
            <text:p>9989.924</text:p>
          </table:table-cell>
          <table:table-cell office:value-type="float" office:value="10.076" calcext:value-type="float">
            <text:p>10.0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7" calcext:value-type="float">
            <text:p>17</text:p>
          </table:table-cell>
          <table:table-cell office:value-type="float" office:value="803.681" calcext:value-type="float">
            <text:p>803.681</text:p>
          </table:table-cell>
          <table:table-cell office:value-type="float" office:value="-1649.0697" calcext:value-type="float">
            <text:p>-1649.0697</text:p>
          </table:table-cell>
          <table:table-cell office:value-type="float" office:value="62.1887" calcext:value-type="float">
            <text:p>62.188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46" calcext:value-type="float">
            <text:p>9988.646</text:p>
          </table:table-cell>
          <table:table-cell office:value-type="float" office:value="11.354" calcext:value-type="float">
            <text:p>11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8" calcext:value-type="float">
            <text:p>18</text:p>
          </table:table-cell>
          <table:table-cell office:value-type="float" office:value="825.2266" calcext:value-type="float">
            <text:p>825.2266</text:p>
          </table:table-cell>
          <table:table-cell office:value-type="float" office:value="-1702.2917" calcext:value-type="float">
            <text:p>-1702.2917</text:p>
          </table:table-cell>
          <table:table-cell office:value-type="float" office:value="61.389" calcext:value-type="float">
            <text:p>61.38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6" calcext:value-type="float">
            <text:p>9987.26</text:p>
          </table:table-cell>
          <table:table-cell office:value-type="float" office:value="12.74" calcext:value-type="float">
            <text:p>12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9" calcext:value-type="float">
            <text:p>19</text:p>
          </table:table-cell>
          <table:table-cell office:value-type="float" office:value="846.7722" calcext:value-type="float">
            <text:p>846.7722</text:p>
          </table:table-cell>
          <table:table-cell office:value-type="float" office:value="-1755.5138" calcext:value-type="float">
            <text:p>-1755.5138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10000" calcext:value-type="float">
            <text:p>10000</text:p>
          </table:table-cell>
          <table:table-cell office:value-type="float" office:value="9968.811" calcext:value-type="float">
            <text:p>9968.811</text:p>
          </table:table-cell>
          <table:table-cell office:value-type="float" office:value="31.189" calcext:value-type="float">
            <text:p>31.1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0" calcext:value-type="float">
            <text:p>20</text:p>
          </table:table-cell>
          <table:table-cell office:value-type="float" office:value="1000.3162" calcext:value-type="float">
            <text:p>1000.3162</text:p>
          </table:table-cell>
          <table:table-cell office:value-type="float" office:value="-2366.5972" calcext:value-type="float">
            <text:p>-2366.5972</text:p>
          </table:table-cell>
          <table:table-cell office:value-type="float" office:value="43.9963" calcext:value-type="float">
            <text:p>43.99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16" calcext:value-type="float">
            <text:p>9991.416</text:p>
          </table:table-cell>
          <table:table-cell office:value-type="float" office:value="8.584" calcext:value-type="float">
            <text:p>8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1" calcext:value-type="float">
            <text:p>21</text:p>
          </table:table-cell>
          <table:table-cell office:value-type="float" office:value="1012.3696" calcext:value-type="float">
            <text:p>1012.3696</text:p>
          </table:table-cell>
          <table:table-cell office:value-type="float" office:value="-2422.7356" calcext:value-type="float">
            <text:p>-2422.7356</text:p>
          </table:table-cell>
          <table:table-cell office:value-type="float" office:value="41.8971" calcext:value-type="float">
            <text:p>41.897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58" calcext:value-type="float">
            <text:p>9995.558</text:p>
          </table:table-cell>
          <table:table-cell office:value-type="float" office:value="4.442" calcext:value-type="float">
            <text:p>4.4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2" calcext:value-type="float">
            <text:p>22</text:p>
          </table:table-cell>
          <table:table-cell office:value-type="float" office:value="1024.423" calcext:value-type="float">
            <text:p>1024.423</text:p>
          </table:table-cell>
          <table:table-cell office:value-type="float" office:value="-2478.8739" calcext:value-type="float">
            <text:p>-2478.8739</text:p>
          </table:table-cell>
          <table:table-cell office:value-type="float" office:value="39.698" calcext:value-type="float">
            <text:p>39.69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1" calcext:value-type="float">
            <text:p>9994.721</text:p>
          </table:table-cell>
          <table:table-cell office:value-type="float" office:value="5.279" calcext:value-type="float">
            <text:p>5.2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3" calcext:value-type="float">
            <text:p>23</text:p>
          </table:table-cell>
          <table:table-cell office:value-type="float" office:value="1036.4764" calcext:value-type="float">
            <text:p>1036.4764</text:p>
          </table:table-cell>
          <table:table-cell office:value-type="float" office:value="-2535.0123" calcext:value-type="float">
            <text:p>-2535.0123</text:p>
          </table:table-cell>
          <table:table-cell office:value-type="float" office:value="37.399" calcext:value-type="float">
            <text:p>37.3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89" calcext:value-type="float">
            <text:p>9983.189</text:p>
          </table:table-cell>
          <table:table-cell office:value-type="float" office:value="16.811" calcext:value-type="float">
            <text:p>16.8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4" calcext:value-type="float">
            <text:p>24</text:p>
          </table:table-cell>
          <table:table-cell office:value-type="float" office:value="1048.5297" calcext:value-type="float">
            <text:p>1048.5297</text:p>
          </table:table-cell>
          <table:table-cell office:value-type="float" office:value="-2591.1507" calcext:value-type="float">
            <text:p>-2591.1507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16" calcext:value-type="float">
            <text:p>9991.416</text:p>
          </table:table-cell>
          <table:table-cell office:value-type="float" office:value="8.584" calcext:value-type="float">
            <text:p>8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577:.H601])" office:value-type="float" office:value="303.844" calcext:value-type="float">
            <text:p>303.844</text:p>
          </table:table-cell>
          <table:table-cell table:number-columns-repeated="2"/>
          <table:table-cell table:formula="of:=[.H602]/25" office:value-type="float" office:value="12.15376" calcext:value-type="float">
            <text:p>12.15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3T22:13:13.033573743</dc:date>
    <meta:editing-duration>PT57S</meta:editing-duration>
    <meta:editing-cycles>1</meta:editing-cycles>
    <meta:document-statistic meta:table-count="1" meta:cell-count="5411" meta:object-count="0"/>
    <meta:generator>LibreOffice/24.2.7.2$Linux_X86_64 LibreOffice_project/420$Build-2</meta:generator>
  </office:meta>
</office:document-meta>
</file>